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LISTshowroom_Scenario_Patter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<text:s/>Con_City <text:s text:c="7"/></text:p>
          </table:table-cell>
          <table:table-cell office:value-type="string" calcext:value-type="string">
            <text:p><text:s/>Con_Rural <text:s text:c="6"/></text:p>
          </table:table-cell>
          <table:table-cell office:value-type="string" calcext:value-type="string">
            <text:p><text:s/>Con_Industry <text:s text:c="3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:00:00</text:p>
          </table:table-cell>
          <table:table-cell table:style-name="Default" office:value-type="float" office:value="0.37535431073179" calcext:value-type="float">
            <text:p>0.3753543107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53434056873951" calcext:value-type="float">
            <text:p>0.5343405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:00:00</text:p>
          </table:table-cell>
          <table:table-cell table:style-name="Default" office:value-type="float" office:value="0.28386559501476" calcext:value-type="float">
            <text:p>0.283865595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39969821249827" calcext:value-type="float">
            <text:p>0.3996982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:00:00</text:p>
          </table:table-cell>
          <table:table-cell table:style-name="Default" office:value-type="float" office:value="0.29545523587897" calcext:value-type="float">
            <text:p>0.2954552359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35062960731881" calcext:value-type="float">
            <text:p>0.3506296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:00:00</text:p>
          </table:table-cell>
          <table:table-cell table:style-name="Default" office:value-type="float" office:value="0.29149338701617" calcext:value-type="float">
            <text:p>0.291493387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40179062749391" calcext:value-type="float">
            <text:p>0.4017906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:00:00</text:p>
          </table:table-cell>
          <table:table-cell table:style-name="Default" office:value-type="float" office:value="0.43287160232261" calcext:value-type="float">
            <text:p>0.4328716023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44117286687615" calcext:value-type="float">
            <text:p>0.4411728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:00:00</text:p>
          </table:table-cell>
          <table:table-cell table:style-name="Default" office:value-type="float" office:value="0.97141177815578" calcext:value-type="float">
            <text:p>0.9714117782</text:p>
          </table:table-cell>
          <table:table-cell office:value-type="float" office:value="2.0961979717922" calcext:value-type="float">
            <text:p>2.0961979718</text:p>
          </table:table-cell>
          <table:table-cell office:value-type="float" office:value="0.97260143830472" calcext:value-type="float">
            <text:p>0.9726014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:00:00</text:p>
          </table:table-cell>
          <table:table-cell table:style-name="Default" office:value-type="float" office:value="1.26906102557671" calcext:value-type="float">
            <text:p>1.2690610256</text:p>
          </table:table-cell>
          <table:table-cell office:value-type="float" office:value="1.90397829215833" calcext:value-type="float">
            <text:p>1.9039782922</text:p>
          </table:table-cell>
          <table:table-cell office:value-type="float" office:value="1.23294042135557" calcext:value-type="float">
            <text:p>1.2329404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:00:00</text:p>
          </table:table-cell>
          <table:table-cell table:style-name="Default" office:value-type="float" office:value="1.33994911797018" calcext:value-type="float">
            <text:p>1.339949118</text:p>
          </table:table-cell>
          <table:table-cell office:value-type="float" office:value="1.50924145005307" calcext:value-type="float">
            <text:p>1.5092414501</text:p>
          </table:table-cell>
          <table:table-cell office:value-type="float" office:value="1.32407684814079" calcext:value-type="float">
            <text:p>1.3240768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:00:00</text:p>
          </table:table-cell>
          <table:table-cell table:style-name="Default" office:value-type="float" office:value="1.63511040829276" calcext:value-type="float">
            <text:p>1.6351104083</text:p>
          </table:table-cell>
          <table:table-cell office:value-type="float" office:value="1.60924145005307" calcext:value-type="float">
            <text:p>1.6092414501</text:p>
          </table:table-cell>
          <table:table-cell office:value-type="float" office:value="1.53158878007687" calcext:value-type="float">
            <text:p>1.5315887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00:00</text:p>
          </table:table-cell>
          <table:table-cell table:style-name="Default" office:value-type="float" office:value="1.54608601804886" calcext:value-type="float">
            <text:p>1.546086018</text:p>
          </table:table-cell>
          <table:table-cell office:value-type="float" office:value="1.3425747833864" calcext:value-type="float">
            <text:p>1.3425747834</text:p>
          </table:table-cell>
          <table:table-cell office:value-type="float" office:value="1.53641096211424" calcext:value-type="float">
            <text:p>1.5364109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:00:00</text:p>
          </table:table-cell>
          <table:table-cell table:style-name="Default" office:value-type="float" office:value="1.50623716885614" calcext:value-type="float">
            <text:p>1.5062371689</text:p>
          </table:table-cell>
          <table:table-cell office:value-type="float" office:value="1.38067002148164" calcext:value-type="float">
            <text:p>1.3806700215</text:p>
          </table:table-cell>
          <table:table-cell office:value-type="float" office:value="1.46714689285017" calcext:value-type="float">
            <text:p>1.4671468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:00:00</text:p>
          </table:table-cell>
          <table:table-cell table:style-name="Default" office:value-type="float" office:value="1.41489764233531" calcext:value-type="float">
            <text:p>1.4148976423</text:p>
          </table:table-cell>
          <table:table-cell office:value-type="float" office:value="1.30653874735037" calcext:value-type="float">
            <text:p>1.3065387474</text:p>
          </table:table-cell>
          <table:table-cell office:value-type="float" office:value="1.37109200434246" calcext:value-type="float">
            <text:p>1.3710920043</text:p>
          </table:table-cell>
          <table:table-cell/>
          <table:table-cell office:value-type="string" calcext:value-type="string">
            <text:p>C_Redange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0:00</text:p>
          </table:table-cell>
          <table:table-cell table:style-name="Default" office:value-type="float" office:value="1.43965586283821" calcext:value-type="float">
            <text:p>1.4396558628</text:p>
          </table:table-cell>
          <table:table-cell office:value-type="float" office:value="1.3425747833864" calcext:value-type="float">
            <text:p>1.3425747834</text:p>
          </table:table-cell>
          <table:table-cell office:value-type="float" office:value="1.39988467529894" calcext:value-type="float">
            <text:p>1.3998846753</text:p>
          </table:table-cell>
          <table:table-cell/>
          <table:table-cell office:value-type="string" calcext:value-type="string">
            <text:p>C_Esch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:00:00</text:p>
          </table:table-cell>
          <table:table-cell table:style-name="Default" office:value-type="float" office:value="1.29054973883669" calcext:value-type="float">
            <text:p>1.2905497388</text:p>
          </table:table-cell>
          <table:table-cell office:value-type="float" office:value="1.2400106808223" calcext:value-type="float">
            <text:p>1.2400106808</text:p>
          </table:table-cell>
          <table:table-cell office:value-type="float" office:value="1.29260143830472" calcext:value-type="float">
            <text:p>1.2926014383</text:p>
          </table:table-cell>
          <table:table-cell/>
          <table:table-cell office:value-type="string" calcext:value-type="string">
            <text:p>C_Mittal</text:p>
          </table:table-cell>
          <table:table-cell office:value-type="float" office:value="16.67" calcext:value-type="float">
            <text:p>1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:00:00</text:p>
          </table:table-cell>
          <table:table-cell table:style-name="Default" office:value-type="float" office:value="1.21587963906199" calcext:value-type="float">
            <text:p>1.2158796391</text:p>
          </table:table-cell>
          <table:table-cell office:value-type="float" office:value="1.20924145005307" calcext:value-type="float">
            <text:p>1.2092414501</text:p>
          </table:table-cell>
          <table:table-cell office:value-type="float" office:value="1.19941462511791" calcext:value-type="float">
            <text:p>1.1994146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:00:00</text:p>
          </table:table-cell>
          <table:table-cell table:style-name="Default" office:value-type="float" office:value="1.15584211560983" calcext:value-type="float">
            <text:p>1.1558421156</text:p>
          </table:table-cell>
          <table:table-cell office:value-type="float" office:value="0.80924145005307" calcext:value-type="float">
            <text:p>0.8092414501</text:p>
          </table:table-cell>
          <table:table-cell office:value-type="float" office:value="1.16153760851749" calcext:value-type="float">
            <text:p>1.1615376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:00:00</text:p>
          </table:table-cell>
          <table:table-cell table:style-name="Default" office:value-type="float" office:value="1.20804034459849" calcext:value-type="float">
            <text:p>1.2080403446</text:p>
          </table:table-cell>
          <table:table-cell office:value-type="float" office:value="1.20924145005307" calcext:value-type="float">
            <text:p>1.2092414501</text:p>
          </table:table-cell>
          <table:table-cell office:value-type="float" office:value="1.16230203710712" calcext:value-type="float">
            <text:p>1.1623020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:00:00</text:p>
          </table:table-cell>
          <table:table-cell table:style-name="Default" office:value-type="float" office:value="1.25340309121959" calcext:value-type="float">
            <text:p>1.2534030912</text:p>
          </table:table-cell>
          <table:table-cell office:value-type="float" office:value="1.3425747833864" calcext:value-type="float">
            <text:p>1.3425747834</text:p>
          </table:table-cell>
          <table:table-cell office:value-type="float" office:value="1.12888050807216" calcext:value-type="float">
            <text:p>1.1288805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:00:00</text:p>
          </table:table-cell>
          <table:table-cell table:style-name="Default" office:value-type="float" office:value="1.21587963906199" calcext:value-type="float">
            <text:p>1.2158796391</text:p>
          </table:table-cell>
          <table:table-cell office:value-type="float" office:value="1.55762854682726" calcext:value-type="float">
            <text:p>1.5576285468</text:p>
          </table:table-cell>
          <table:table-cell office:value-type="float" office:value="1.10351052921381" calcext:value-type="float">
            <text:p>1.1035105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:00:00</text:p>
          </table:table-cell>
          <table:table-cell table:style-name="Default" office:value-type="float" office:value="1.08971291875301" calcext:value-type="float">
            <text:p>1.0897129188</text:p>
          </table:table-cell>
          <table:table-cell office:value-type="float" office:value="1.50924145005307" calcext:value-type="float">
            <text:p>1.5092414501</text:p>
          </table:table-cell>
          <table:table-cell office:value-type="float" office:value="0.97260143830472" calcext:value-type="float">
            <text:p>0.9726014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:00:00</text:p>
          </table:table-cell>
          <table:table-cell table:style-name="Default" office:value-type="float" office:value="0.97141177815578" calcext:value-type="float">
            <text:p>0.9714117782</text:p>
          </table:table-cell>
          <table:table-cell office:value-type="float" office:value="1.15209859291021" calcext:value-type="float">
            <text:p>1.1520985929</text:p>
          </table:table-cell>
          <table:table-cell office:value-type="float" office:value="0.90621845958132" calcext:value-type="float">
            <text:p>0.906218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:00:00</text:p>
          </table:table-cell>
          <table:table-cell table:style-name="Default" office:value-type="float" office:value="0.8242712474536" calcext:value-type="float">
            <text:p>0.8242712475</text:p>
          </table:table-cell>
          <table:table-cell office:value-type="float" office:value="0.78343499844017" calcext:value-type="float">
            <text:p>0.7834349984</text:p>
          </table:table-cell>
          <table:table-cell office:value-type="float" office:value="0.81707071204774" calcext:value-type="float">
            <text:p>0.817070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:00:00</text:p>
          </table:table-cell>
          <table:table-cell table:style-name="Default" office:value-type="float" office:value="0.57286551033358" calcext:value-type="float">
            <text:p>0.5728655103</text:p>
          </table:table-cell>
          <table:table-cell office:value-type="float" office:value="0.64082039742149" calcext:value-type="float">
            <text:p>0.6408203974</text:p>
          </table:table-cell>
          <table:table-cell office:value-type="float" office:value="0.7184837912459" calcext:value-type="float">
            <text:p>0.718483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:00:00</text:p>
          </table:table-cell>
          <table:table-cell table:style-name="Default" office:value-type="float" office:value="0.40069482387718" calcext:value-type="float">
            <text:p>0.4006948239</text:p>
          </table:table-cell>
          <table:table-cell office:value-type="float" office:value="0.00924145005307" calcext:value-type="float">
            <text:p>0.0092414501</text:p>
          </table:table-cell>
          <table:table-cell office:value-type="float" office:value="0.57400494707665" calcext:value-type="float">
            <text:p>0.5740049471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01_C02_ival</text:p>
          </table:table-cell>
          <table:table-cell office:value-type="string" calcext:value-type="string">
            <text:p>S01_C02_T</text:p>
          </table:table-cell>
          <table:table-cell office:value-type="string" calcext:value-type="string">
            <text:p>S02_C02_ival</text:p>
          </table:table-cell>
          <table:table-cell office:value-type="string" calcext:value-type="string">
            <text:p>S02_C02_T</text:p>
          </table:table-cell>
          <table:table-cell office:value-type="string" calcext:value-type="string">
            <text:p>S03_C02_ival</text:p>
          </table:table-cell>
          <table:table-cell office:value-type="string" calcext:value-type="string">
            <text:p>S03_C02_T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0:00:00</text:p>
          </table:table-cell>
          <table:table-cell table:formula="of:=[.$G$15]*[.D2]" office:value-type="float" office:value="8.90745728088763" calcext:value-type="float">
            <text:p>8.9074572809</text:p>
          </table:table-cell>
          <table:table-cell office:value-type="float" office:value="0" calcext:value-type="float">
            <text:p>0</text:p>
          </table:table-cell>
          <table:table-cell table:formula="of:=[.$G$13]*[.C2]" office:value-type="float" office:value="0.0769812789420731" calcext:value-type="float">
            <text:p>0.0769812789</text:p>
          </table:table-cell>
          <table:table-cell office:value-type="float" office:value="0" calcext:value-type="float">
            <text:p>0</text:p>
          </table:table-cell>
          <table:table-cell table:formula="of:=[.$G$14]*[.B2]" office:value-type="float" office:value="4.69192888414738" calcext:value-type="float">
            <text:p>4.69192888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1:00:00</text:p>
          </table:table-cell>
          <table:table-cell table:formula="of:=[.$G$15]*[.D3]" office:value-type="float" office:value="6.66296920234616" calcext:value-type="float">
            <text:p>6.6629692023</text:p>
          </table:table-cell>
          <table:table-cell table:formula="of:=[.D$31]+ROUND(100*SUM([.C$31:.C31]))" office:value-type="float" office:value="891" calcext:value-type="float">
            <text:p>891</text:p>
          </table:table-cell>
          <table:table-cell table:formula="of:=[.$G$13]*[.C3]" office:value-type="float" office:value="0.0769812789420731" calcext:value-type="float">
            <text:p>0.0769812789</text:p>
          </table:table-cell>
          <table:table-cell table:formula="of:=[.F$31]+ROUND(100*SUM([.E$31:.E31]))" office:value-type="float" office:value="8" calcext:value-type="float">
            <text:p>8</text:p>
          </table:table-cell>
          <table:table-cell table:formula="of:=[.$G$14]*[.B3]" office:value-type="float" office:value="3.5483199376845" calcext:value-type="float">
            <text:p>3.5483199377</text:p>
          </table:table-cell>
          <table:table-cell table:formula="of:=[.H$31]+ROUND(100*SUM([.G$31:.G31]))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2:00:00</text:p>
          </table:table-cell>
          <table:table-cell table:formula="of:=[.$G$15]*[.D4]" office:value-type="float" office:value="5.84499555400456" calcext:value-type="float">
            <text:p>5.844995554</text:p>
          </table:table-cell>
          <table:table-cell table:formula="of:=[.D$31]+ROUND(100*SUM([.C$31:.C32]))" office:value-type="float" office:value="1557" calcext:value-type="float">
            <text:p>1557</text:p>
          </table:table-cell>
          <table:table-cell table:formula="of:=[.$G$13]*[.C4]" office:value-type="float" office:value="0.0769812789420731" calcext:value-type="float">
            <text:p>0.0769812789</text:p>
          </table:table-cell>
          <table:table-cell table:formula="of:=[.F$31]+ROUND(100*SUM([.E$31:.E32]))" office:value-type="float" office:value="15" calcext:value-type="float">
            <text:p>15</text:p>
          </table:table-cell>
          <table:table-cell table:formula="of:=[.$G$14]*[.B4]" office:value-type="float" office:value="3.69319044848712" calcext:value-type="float">
            <text:p>3.6931904485</text:p>
          </table:table-cell>
          <table:table-cell table:formula="of:=[.H$31]+ROUND(100*SUM([.G$31:.G32]))"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3:00:00</text:p>
          </table:table-cell>
          <table:table-cell table:formula="of:=[.$G$15]*[.D5]" office:value-type="float" office:value="6.69784976032348" calcext:value-type="float">
            <text:p>6.6978497603</text:p>
          </table:table-cell>
          <table:table-cell table:formula="of:=[.D$31]+ROUND(100*SUM([.C$31:.C33]))" office:value-type="float" office:value="2142" calcext:value-type="float">
            <text:p>2142</text:p>
          </table:table-cell>
          <table:table-cell table:formula="of:=[.$G$13]*[.C5]" office:value-type="float" office:value="0.0769812789420731" calcext:value-type="float">
            <text:p>0.0769812789</text:p>
          </table:table-cell>
          <table:table-cell table:formula="of:=[.F$31]+ROUND(100*SUM([.E$31:.E33]))" office:value-type="float" office:value="23" calcext:value-type="float">
            <text:p>23</text:p>
          </table:table-cell>
          <table:table-cell table:formula="of:=[.$G$14]*[.B5]" office:value-type="float" office:value="3.64366733770213" calcext:value-type="float">
            <text:p>3.6436673377</text:p>
          </table:table-cell>
          <table:table-cell table:formula="of:=[.H$31]+ROUND(100*SUM([.G$31:.G33]))"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4:00:00</text:p>
          </table:table-cell>
          <table:table-cell table:formula="of:=[.$G$15]*[.D6]" office:value-type="float" office:value="7.35435169082542" calcext:value-type="float">
            <text:p>7.3543516908</text:p>
          </table:table-cell>
          <table:table-cell table:formula="of:=[.D$31]+ROUND(100*SUM([.C$31:.C34]))" office:value-type="float" office:value="2811" calcext:value-type="float">
            <text:p>2811</text:p>
          </table:table-cell>
          <table:table-cell table:formula="of:=[.$G$13]*[.C6]" office:value-type="float" office:value="0.0769812789420731" calcext:value-type="float">
            <text:p>0.0769812789</text:p>
          </table:table-cell>
          <table:table-cell table:formula="of:=[.F$31]+ROUND(100*SUM([.E$31:.E34]))" office:value-type="float" office:value="31" calcext:value-type="float">
            <text:p>31</text:p>
          </table:table-cell>
          <table:table-cell table:formula="of:=[.$G$14]*[.B6]" office:value-type="float" office:value="5.41089502903263" calcext:value-type="float">
            <text:p>5.410895029</text:p>
          </table:table-cell>
          <table:table-cell table:formula="of:=[.H$31]+ROUND(100*SUM([.G$31:.G34]))"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5:00:00</text:p>
          </table:table-cell>
          <table:table-cell table:formula="of:=[.$G$15]*[.D7]" office:value-type="float" office:value="16.2132659765397" calcext:value-type="float">
            <text:p>16.2132659765</text:p>
          </table:table-cell>
          <table:table-cell table:formula="of:=[.D$31]+ROUND(100*SUM([.C$31:.C35]))" office:value-type="float" office:value="3547" calcext:value-type="float">
            <text:p>3547</text:p>
          </table:table-cell>
          <table:table-cell table:formula="of:=[.$G$13]*[.C7]" office:value-type="float" office:value="17.461329105029" calcext:value-type="float">
            <text:p>17.461329105</text:p>
          </table:table-cell>
          <table:table-cell table:formula="of:=[.F$31]+ROUND(100*SUM([.E$31:.E35]))" office:value-type="float" office:value="38" calcext:value-type="float">
            <text:p>38</text:p>
          </table:table-cell>
          <table:table-cell table:formula="of:=[.$G$14]*[.B7]" office:value-type="float" office:value="12.1426472269473" calcext:value-type="float">
            <text:p>12.1426472269</text:p>
          </table:table-cell>
          <table:table-cell table:formula="of:=[.H$31]+ROUND(100*SUM([.G$31:.G35]))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6:00:00</text:p>
          </table:table-cell>
          <table:table-cell table:formula="of:=[.$G$15]*[.D8]" office:value-type="float" office:value="20.5531168239974" calcext:value-type="float">
            <text:p>20.553116824</text:p>
          </table:table-cell>
          <table:table-cell table:formula="of:=[.D$31]+ROUND(100*SUM([.C$31:.C36]))" office:value-type="float" office:value="5168" calcext:value-type="float">
            <text:p>5168</text:p>
          </table:table-cell>
          <table:table-cell table:formula="of:=[.$G$13]*[.C8]" office:value-type="float" office:value="15.8601391736789" calcext:value-type="float">
            <text:p>15.8601391737</text:p>
          </table:table-cell>
          <table:table-cell table:formula="of:=[.F$31]+ROUND(100*SUM([.E$31:.E36]))" office:value-type="float" office:value="1785" calcext:value-type="float">
            <text:p>1785</text:p>
          </table:table-cell>
          <table:table-cell table:formula="of:=[.$G$14]*[.B8]" office:value-type="float" office:value="15.8632628197089" calcext:value-type="float">
            <text:p>15.8632628197</text:p>
          </table:table-cell>
          <table:table-cell table:formula="of:=[.H$31]+ROUND(100*SUM([.G$31:.G36]))" office:value-type="float" office:value="3313" calcext:value-type="float">
            <text:p>3313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7:00:00</text:p>
          </table:table-cell>
          <table:table-cell table:formula="of:=[.$G$15]*[.D9]" office:value-type="float" office:value="22.072361058507" calcext:value-type="float">
            <text:p>22.0723610585</text:p>
          </table:table-cell>
          <table:table-cell table:formula="of:=[.D$31]+ROUND(100*SUM([.C$31:.C37]))" office:value-type="float" office:value="7223" calcext:value-type="float">
            <text:p>7223</text:p>
          </table:table-cell>
          <table:table-cell table:formula="of:=[.$G$13]*[.C9]" office:value-type="float" office:value="12.5719812789421" calcext:value-type="float">
            <text:p>12.5719812789</text:p>
          </table:table-cell>
          <table:table-cell table:formula="of:=[.F$31]+ROUND(100*SUM([.E$31:.E37]))" office:value-type="float" office:value="3371" calcext:value-type="float">
            <text:p>3371</text:p>
          </table:table-cell>
          <table:table-cell table:formula="of:=[.$G$14]*[.B9]" office:value-type="float" office:value="16.7493639746273" calcext:value-type="float">
            <text:p>16.7493639746</text:p>
          </table:table-cell>
          <table:table-cell table:formula="of:=[.H$31]+ROUND(100*SUM([.G$31:.G37]))" office:value-type="float" office:value="4899" calcext:value-type="float">
            <text:p>4899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8:00:00</text:p>
          </table:table-cell>
          <table:table-cell table:formula="of:=[.$G$15]*[.D10]" office:value-type="float" office:value="25.5315849638814" calcext:value-type="float">
            <text:p>25.5315849639</text:p>
          </table:table-cell>
          <table:table-cell table:formula="of:=[.D$31]+ROUND(100*SUM([.C$31:.C38]))" office:value-type="float" office:value="9431" calcext:value-type="float">
            <text:p>9431</text:p>
          </table:table-cell>
          <table:table-cell table:formula="of:=[.$G$13]*[.C10]" office:value-type="float" office:value="13.4049812789421" calcext:value-type="float">
            <text:p>13.4049812789</text:p>
          </table:table-cell>
          <table:table-cell table:formula="of:=[.F$31]+ROUND(100*SUM([.E$31:.E38]))" office:value-type="float" office:value="4628" calcext:value-type="float">
            <text:p>4628</text:p>
          </table:table-cell>
          <table:table-cell table:formula="of:=[.$G$14]*[.B10]" office:value-type="float" office:value="20.4388801036595" calcext:value-type="float">
            <text:p>20.4388801037</text:p>
          </table:table-cell>
          <table:table-cell table:formula="of:=[.H$31]+ROUND(100*SUM([.G$31:.G38]))" office:value-type="float" office:value="6574" calcext:value-type="float">
            <text:p>6574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09:00:00</text:p>
          </table:table-cell>
          <table:table-cell table:formula="of:=[.$G$15]*[.D11]" office:value-type="float" office:value="25.6119707384444" calcext:value-type="float">
            <text:p>25.6119707384</text:p>
          </table:table-cell>
          <table:table-cell table:formula="of:=[.D$31]+ROUND(100*SUM([.C$31:.C39]))" office:value-type="float" office:value="11984" calcext:value-type="float">
            <text:p>11984</text:p>
          </table:table-cell>
          <table:table-cell table:formula="of:=[.$G$13]*[.C11]" office:value-type="float" office:value="11.1836479456087" calcext:value-type="float">
            <text:p>11.1836479456</text:p>
          </table:table-cell>
          <table:table-cell table:formula="of:=[.F$31]+ROUND(100*SUM([.E$31:.E39]))" office:value-type="float" office:value="5968" calcext:value-type="float">
            <text:p>5968</text:p>
          </table:table-cell>
          <table:table-cell table:formula="of:=[.$G$14]*[.B11]" office:value-type="float" office:value="19.3260752256108" calcext:value-type="float">
            <text:p>19.3260752256</text:p>
          </table:table-cell>
          <table:table-cell table:formula="of:=[.H$31]+ROUND(100*SUM([.G$31:.G39]))"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0:00:00</text:p>
          </table:table-cell>
          <table:table-cell table:formula="of:=[.$G$15]*[.D12]" office:value-type="float" office:value="24.4573387038123" calcext:value-type="float">
            <text:p>24.4573387038</text:p>
          </table:table-cell>
          <table:table-cell table:formula="of:=[.D$31]+ROUND(100*SUM([.C$31:.C40]))" office:value-type="float" office:value="14545" calcext:value-type="float">
            <text:p>14545</text:p>
          </table:table-cell>
          <table:table-cell table:formula="of:=[.$G$13]*[.C12]" office:value-type="float" office:value="11.5009812789421" calcext:value-type="float">
            <text:p>11.5009812789</text:p>
          </table:table-cell>
          <table:table-cell table:formula="of:=[.F$31]+ROUND(100*SUM([.E$31:.E40]))" office:value-type="float" office:value="7087" calcext:value-type="float">
            <text:p>7087</text:p>
          </table:table-cell>
          <table:table-cell table:formula="of:=[.$G$14]*[.B12]" office:value-type="float" office:value="18.8279646107017" calcext:value-type="float">
            <text:p>18.8279646107</text:p>
          </table:table-cell>
          <table:table-cell table:formula="of:=[.H$31]+ROUND(100*SUM([.G$31:.G40]))" office:value-type="float" office:value="10551" calcext:value-type="float">
            <text:p>10551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1:00:00</text:p>
          </table:table-cell>
          <table:table-cell table:formula="of:=[.$G$15]*[.D13]" office:value-type="float" office:value="22.8561037123888" calcext:value-type="float">
            <text:p>22.8561037124</text:p>
          </table:table-cell>
          <table:table-cell table:formula="of:=[.D$31]+ROUND(100*SUM([.C$31:.C41]))" office:value-type="float" office:value="16991" calcext:value-type="float">
            <text:p>16991</text:p>
          </table:table-cell>
          <table:table-cell table:formula="of:=[.$G$13]*[.C13]" office:value-type="float" office:value="10.8834677654286" calcext:value-type="float">
            <text:p>10.8834677654</text:p>
          </table:table-cell>
          <table:table-cell table:formula="of:=[.F$31]+ROUND(100*SUM([.E$31:.E41]))" office:value-type="float" office:value="8237" calcext:value-type="float">
            <text:p>8237</text:p>
          </table:table-cell>
          <table:table-cell table:formula="of:=[.$G$14]*[.B13]" office:value-type="float" office:value="17.6862205291914" calcext:value-type="float">
            <text:p>17.6862205292</text:p>
          </table:table-cell>
          <table:table-cell table:formula="of:=[.H$31]+ROUND(100*SUM([.G$31:.G41]))"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2:00:00</text:p>
          </table:table-cell>
          <table:table-cell table:formula="of:=[.$G$15]*[.D14]" office:value-type="float" office:value="23.3360775372333" calcext:value-type="float">
            <text:p>23.3360775372</text:p>
          </table:table-cell>
          <table:table-cell table:formula="of:=[.D$31]+ROUND(100*SUM([.C$31:.C42]))" office:value-type="float" office:value="19276" calcext:value-type="float">
            <text:p>19276</text:p>
          </table:table-cell>
          <table:table-cell table:formula="of:=[.$G$13]*[.C14]" office:value-type="float" office:value="11.1836479456087" calcext:value-type="float">
            <text:p>11.1836479456</text:p>
          </table:table-cell>
          <table:table-cell table:formula="of:=[.F$31]+ROUND(100*SUM([.E$31:.E42]))" office:value-type="float" office:value="9325" calcext:value-type="float">
            <text:p>9325</text:p>
          </table:table-cell>
          <table:table-cell table:formula="of:=[.$G$14]*[.B14]" office:value-type="float" office:value="17.9956982854776" calcext:value-type="float">
            <text:p>17.9956982855</text:p>
          </table:table-cell>
          <table:table-cell table:formula="of:=[.H$31]+ROUND(100*SUM([.G$31:.G42]))" office:value-type="float" office:value="14202" calcext:value-type="float">
            <text:p>14202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3:00:00</text:p>
          </table:table-cell>
          <table:table-cell table:formula="of:=[.$G$15]*[.D15]" office:value-type="float" office:value="21.5476659765397" calcext:value-type="float">
            <text:p>21.5476659765</text:p>
          </table:table-cell>
          <table:table-cell table:formula="of:=[.D$31]+ROUND(100*SUM([.C$31:.C43]))" office:value-type="float" office:value="21610" calcext:value-type="float">
            <text:p>21610</text:p>
          </table:table-cell>
          <table:table-cell table:formula="of:=[.$G$13]*[.C15]" office:value-type="float" office:value="10.3292889712498" calcext:value-type="float">
            <text:p>10.3292889712</text:p>
          </table:table-cell>
          <table:table-cell table:formula="of:=[.F$31]+ROUND(100*SUM([.E$31:.E43]))" office:value-type="float" office:value="10444" calcext:value-type="float">
            <text:p>10444</text:p>
          </table:table-cell>
          <table:table-cell table:formula="of:=[.$G$14]*[.B15]" office:value-type="float" office:value="16.1318717354586" calcext:value-type="float">
            <text:p>16.1318717355</text:p>
          </table:table-cell>
          <table:table-cell table:formula="of:=[.H$31]+ROUND(100*SUM([.G$31:.G43]))" office:value-type="float" office:value="16002" calcext:value-type="float">
            <text:p>16002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4:00:00</text:p>
          </table:table-cell>
          <table:table-cell table:formula="of:=[.$G$15]*[.D16]" office:value-type="float" office:value="19.9942418007156" calcext:value-type="float">
            <text:p>19.9942418007</text:p>
          </table:table-cell>
          <table:table-cell table:formula="of:=[.D$31]+ROUND(100*SUM([.C$31:.C44]))" office:value-type="float" office:value="23765" calcext:value-type="float">
            <text:p>23765</text:p>
          </table:table-cell>
          <table:table-cell table:formula="of:=[.$G$13]*[.C16]" office:value-type="float" office:value="10.0729812789421" calcext:value-type="float">
            <text:p>10.0729812789</text:p>
          </table:table-cell>
          <table:table-cell table:formula="of:=[.F$31]+ROUND(100*SUM([.E$31:.E44]))" office:value-type="float" office:value="11476" calcext:value-type="float">
            <text:p>11476</text:p>
          </table:table-cell>
          <table:table-cell table:formula="of:=[.$G$14]*[.B16]" office:value-type="float" office:value="15.1984954882749" calcext:value-type="float">
            <text:p>15.1984954883</text:p>
          </table:table-cell>
          <table:table-cell table:formula="of:=[.H$31]+ROUND(100*SUM([.G$31:.G44]))" office:value-type="float" office:value="17615" calcext:value-type="float">
            <text:p>17615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5:00:00</text:p>
          </table:table-cell>
          <table:table-cell table:formula="of:=[.$G$15]*[.D17]" office:value-type="float" office:value="19.3628319339866" calcext:value-type="float">
            <text:p>19.362831934</text:p>
          </table:table-cell>
          <table:table-cell table:formula="of:=[.D$31]+ROUND(100*SUM([.C$31:.C45]))" office:value-type="float" office:value="25764" calcext:value-type="float">
            <text:p>25764</text:p>
          </table:table-cell>
          <table:table-cell table:formula="of:=[.$G$13]*[.C17]" office:value-type="float" office:value="6.74098127894207" calcext:value-type="float">
            <text:p>6.7409812789</text:p>
          </table:table-cell>
          <table:table-cell table:formula="of:=[.F$31]+ROUND(100*SUM([.E$31:.E45]))" office:value-type="float" office:value="12484" calcext:value-type="float">
            <text:p>12484</text:p>
          </table:table-cell>
          <table:table-cell table:formula="of:=[.$G$14]*[.B17]" office:value-type="float" office:value="14.4480264451229" calcext:value-type="float">
            <text:p>14.4480264451</text:p>
          </table:table-cell>
          <table:table-cell table:formula="of:=[.H$31]+ROUND(100*SUM([.G$31:.G45]))" office:value-type="float" office:value="19135" calcext:value-type="float">
            <text:p>19135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6:00:00</text:p>
          </table:table-cell>
          <table:table-cell table:formula="of:=[.$G$15]*[.D18]" office:value-type="float" office:value="19.3755749585757" calcext:value-type="float">
            <text:p>19.3755749586</text:p>
          </table:table-cell>
          <table:table-cell table:formula="of:=[.D$31]+ROUND(100*SUM([.C$31:.C46]))" office:value-type="float" office:value="27700" calcext:value-type="float">
            <text:p>27700</text:p>
          </table:table-cell>
          <table:table-cell table:formula="of:=[.$G$13]*[.C18]" office:value-type="float" office:value="10.0729812789421" calcext:value-type="float">
            <text:p>10.0729812789</text:p>
          </table:table-cell>
          <table:table-cell table:formula="of:=[.F$31]+ROUND(100*SUM([.E$31:.E46]))" office:value-type="float" office:value="13158" calcext:value-type="float">
            <text:p>13158</text:p>
          </table:table-cell>
          <table:table-cell table:formula="of:=[.$G$14]*[.B18]" office:value-type="float" office:value="15.1005043074811" calcext:value-type="float">
            <text:p>15.1005043075</text:p>
          </table:table-cell>
          <table:table-cell table:formula="of:=[.H$31]+ROUND(100*SUM([.G$31:.G46]))" office:value-type="float" office:value="20580" calcext:value-type="float">
            <text:p>20580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7:00:00</text:p>
          </table:table-cell>
          <table:table-cell table:formula="of:=[.$G$15]*[.D19]" office:value-type="float" office:value="18.8184380695629" calcext:value-type="float">
            <text:p>18.8184380696</text:p>
          </table:table-cell>
          <table:table-cell table:formula="of:=[.D$31]+ROUND(100*SUM([.C$31:.C47]))" office:value-type="float" office:value="29638" calcext:value-type="float">
            <text:p>29638</text:p>
          </table:table-cell>
          <table:table-cell table:formula="of:=[.$G$13]*[.C19]" office:value-type="float" office:value="11.1836479456087" calcext:value-type="float">
            <text:p>11.1836479456</text:p>
          </table:table-cell>
          <table:table-cell table:formula="of:=[.F$31]+ROUND(100*SUM([.E$31:.E47]))" office:value-type="float" office:value="14165" calcext:value-type="float">
            <text:p>14165</text:p>
          </table:table-cell>
          <table:table-cell table:formula="of:=[.$G$14]*[.B19]" office:value-type="float" office:value="15.6675386402449" calcext:value-type="float">
            <text:p>15.6675386402</text:p>
          </table:table-cell>
          <table:table-cell table:formula="of:=[.H$31]+ROUND(100*SUM([.G$31:.G47]))" office:value-type="float" office:value="22090" calcext:value-type="float">
            <text:p>22090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8:00:00</text:p>
          </table:table-cell>
          <table:table-cell table:formula="of:=[.$G$15]*[.D20]" office:value-type="float" office:value="18.3955205219942" calcext:value-type="float">
            <text:p>18.395520522</text:p>
          </table:table-cell>
          <table:table-cell table:formula="of:=[.D$31]+ROUND(100*SUM([.C$31:.C48]))" office:value-type="float" office:value="31520" calcext:value-type="float">
            <text:p>31520</text:p>
          </table:table-cell>
          <table:table-cell table:formula="of:=[.$G$13]*[.C20]" office:value-type="float" office:value="12.9750457950711" calcext:value-type="float">
            <text:p>12.9750457951</text:p>
          </table:table-cell>
          <table:table-cell table:formula="of:=[.F$31]+ROUND(100*SUM([.E$31:.E48]))" office:value-type="float" office:value="15283" calcext:value-type="float">
            <text:p>15283</text:p>
          </table:table-cell>
          <table:table-cell table:formula="of:=[.$G$14]*[.B20]" office:value-type="float" office:value="15.1984954882749" calcext:value-type="float">
            <text:p>15.1984954883</text:p>
          </table:table-cell>
          <table:table-cell table:formula="of:=[.H$31]+ROUND(100*SUM([.G$31:.G48]))" office:value-type="float" office:value="23656" calcext:value-type="float">
            <text:p>23656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19:00:00</text:p>
          </table:table-cell>
          <table:table-cell table:formula="of:=[.$G$15]*[.D21]" office:value-type="float" office:value="16.2132659765397" calcext:value-type="float">
            <text:p>16.2132659765</text:p>
          </table:table-cell>
          <table:table-cell table:formula="of:=[.D$31]+ROUND(100*SUM([.C$31:.C49]))" office:value-type="float" office:value="33359" calcext:value-type="float">
            <text:p>33359</text:p>
          </table:table-cell>
          <table:table-cell table:formula="of:=[.$G$13]*[.C21]" office:value-type="float" office:value="12.5719812789421" calcext:value-type="float">
            <text:p>12.5719812789</text:p>
          </table:table-cell>
          <table:table-cell table:formula="of:=[.F$31]+ROUND(100*SUM([.E$31:.E49]))" office:value-type="float" office:value="16581" calcext:value-type="float">
            <text:p>16581</text:p>
          </table:table-cell>
          <table:table-cell table:formula="of:=[.$G$14]*[.B21]" office:value-type="float" office:value="13.6214114844126" calcext:value-type="float">
            <text:p>13.6214114844</text:p>
          </table:table-cell>
          <table:table-cell table:formula="of:=[.H$31]+ROUND(100*SUM([.G$31:.G49]))" office:value-type="float" office:value="25176" calcext:value-type="float">
            <text:p>25176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20:00:00</text:p>
          </table:table-cell>
          <table:table-cell table:formula="of:=[.$G$15]*[.D22]" office:value-type="float" office:value="15.1066617212206" calcext:value-type="float">
            <text:p>15.1066617212</text:p>
          </table:table-cell>
          <table:table-cell table:formula="of:=[.D$31]+ROUND(100*SUM([.C$31:.C50]))" office:value-type="float" office:value="34981" calcext:value-type="float">
            <text:p>34981</text:p>
          </table:table-cell>
          <table:table-cell table:formula="of:=[.$G$13]*[.C22]" office:value-type="float" office:value="9.59698127894205" calcext:value-type="float">
            <text:p>9.5969812789</text:p>
          </table:table-cell>
          <table:table-cell table:formula="of:=[.F$31]+ROUND(100*SUM([.E$31:.E50]))" office:value-type="float" office:value="17838" calcext:value-type="float">
            <text:p>17838</text:p>
          </table:table-cell>
          <table:table-cell table:formula="of:=[.$G$14]*[.B22]" office:value-type="float" office:value="12.1426472269473" calcext:value-type="float">
            <text:p>12.1426472269</text:p>
          </table:table-cell>
          <table:table-cell table:formula="of:=[.H$31]+ROUND(100*SUM([.G$31:.G50]))" office:value-type="float" office:value="26538" calcext:value-type="float">
            <text:p>26538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21:00:00</text:p>
          </table:table-cell>
          <table:table-cell table:formula="of:=[.$G$15]*[.D23]" office:value-type="float" office:value="13.6205687698358" calcext:value-type="float">
            <text:p>13.6205687698</text:p>
          </table:table-cell>
          <table:table-cell table:formula="of:=[.D$31]+ROUND(100*SUM([.C$31:.C51]))" office:value-type="float" office:value="36491" calcext:value-type="float">
            <text:p>36491</text:p>
          </table:table-cell>
          <table:table-cell table:formula="of:=[.$G$13]*[.C23]" office:value-type="float" office:value="6.52601353700662" calcext:value-type="float">
            <text:p>6.526013537</text:p>
          </table:table-cell>
          <table:table-cell table:formula="of:=[.F$31]+ROUND(100*SUM([.E$31:.E51]))" office:value-type="float" office:value="18798" calcext:value-type="float">
            <text:p>18798</text:p>
          </table:table-cell>
          <table:table-cell table:formula="of:=[.$G$14]*[.B23]" office:value-type="float" office:value="10.30339059317" calcext:value-type="float">
            <text:p>10.3033905932</text:p>
          </table:table-cell>
          <table:table-cell table:formula="of:=[.H$31]+ROUND(100*SUM([.G$31:.G51]))" office:value-type="float" office:value="27753" calcext:value-type="float">
            <text:p>27753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22:00:00</text:p>
          </table:table-cell>
          <table:table-cell table:formula="of:=[.$G$15]*[.D24]" office:value-type="float" office:value="11.9771248000692" calcext:value-type="float">
            <text:p>11.9771248001</text:p>
          </table:table-cell>
          <table:table-cell table:formula="of:=[.D$31]+ROUND(100*SUM([.C$31:.C52]))" office:value-type="float" office:value="37853" calcext:value-type="float">
            <text:p>37853</text:p>
          </table:table-cell>
          <table:table-cell table:formula="of:=[.$G$13]*[.C24]" office:value-type="float" office:value="5.33803391052101" calcext:value-type="float">
            <text:p>5.3380339105</text:p>
          </table:table-cell>
          <table:table-cell table:formula="of:=[.F$31]+ROUND(100*SUM([.E$31:.E52]))" office:value-type="float" office:value="19450" calcext:value-type="float">
            <text:p>19450</text:p>
          </table:table-cell>
          <table:table-cell table:formula="of:=[.$G$14]*[.B24]" office:value-type="float" office:value="7.16081887916975" calcext:value-type="float">
            <text:p>7.1608188792</text:p>
          </table:table-cell>
          <table:table-cell table:formula="of:=[.H$31]+ROUND(100*SUM([.G$31:.G52]))" office:value-type="float" office:value="28783" calcext:value-type="float">
            <text:p>28783</text:p>
          </table:table-cell>
          <table:table-cell/>
        </table:table-row>
        <table:table-row table:style-name="ro1">
          <table:table-cell office:value-type="string" calcext:value-type="string">
            <text:p>01/08/15</text:p>
          </table:table-cell>
          <table:table-cell office:value-type="string" calcext:value-type="string">
            <text:p>23:00:00</text:p>
          </table:table-cell>
          <table:table-cell table:formula="of:=[.$G$15]*[.D25]" office:value-type="float" office:value="9.56866246776776" calcext:value-type="float">
            <text:p>9.5686624678</text:p>
          </table:table-cell>
          <table:table-cell table:formula="of:=[.D$31]+ROUND(100*SUM([.C$31:.C53]))" office:value-type="float" office:value="39051" calcext:value-type="float">
            <text:p>39051</text:p>
          </table:table-cell>
          <table:table-cell table:formula="of:=[.$G$13]*[.C25]" office:value-type="float" office:value="0.0769812789420731" calcext:value-type="float">
            <text:p>0.0769812789</text:p>
          </table:table-cell>
          <table:table-cell table:formula="of:=[.F$31]+ROUND(100*SUM([.E$31:.E53]))" office:value-type="float" office:value="19984" calcext:value-type="float">
            <text:p>19984</text:p>
          </table:table-cell>
          <table:table-cell table:formula="of:=[.$G$14]*[.B25]" office:value-type="float" office:value="5.00868529846475" calcext:value-type="float">
            <text:p>5.0086852985</text:p>
          </table:table-cell>
          <table:table-cell table:formula="of:=[.H$31]+ROUND(100*SUM([.G$31:.G53]))" office:value-type="float" office:value="29499" calcext:value-type="float">
            <text:p>29499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0:00:00</text:p>
          </table:table-cell>
          <table:table-cell table:formula="of:=[.C31]" office:value-type="float" office:value="8.90745728088763" calcext:value-type="float">
            <text:p>8.9074572809</text:p>
          </table:table-cell>
          <table:table-cell table:formula="of:=[.D$31]+ROUND(100*SUM([.C$31:.C54]))" office:value-type="float" office:value="40008" calcext:value-type="float">
            <text:p>40008</text:p>
          </table:table-cell>
          <table:table-cell table:formula="of:=[.E31]" office:value-type="float" office:value="0.0769812789420731" calcext:value-type="float">
            <text:p>0.0769812789</text:p>
          </table:table-cell>
          <table:table-cell table:formula="of:=[.F$31]+ROUND(100*SUM([.E$31:.E54]))" office:value-type="float" office:value="19992" calcext:value-type="float">
            <text:p>19992</text:p>
          </table:table-cell>
          <table:table-cell table:formula="of:=[.G31]" office:value-type="float" office:value="4.69192888414738" calcext:value-type="float">
            <text:p>4.6919288841</text:p>
          </table:table-cell>
          <table:table-cell table:formula="of:=[.H$31]+ROUND(100*SUM([.G$31:.G54]))"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1:00:00</text:p>
          </table:table-cell>
          <table:table-cell table:formula="of:=[.C32]" office:value-type="float" office:value="6.66296920234616" calcext:value-type="float">
            <text:p>6.6629692023</text:p>
          </table:table-cell>
          <table:table-cell table:formula="of:=[.D$31]+ROUND(100*SUM([.C$31:.C55]))" office:value-type="float" office:value="40899" calcext:value-type="float">
            <text:p>40899</text:p>
          </table:table-cell>
          <table:table-cell table:formula="of:=[.E32]" office:value-type="float" office:value="0.0769812789420731" calcext:value-type="float">
            <text:p>0.0769812789</text:p>
          </table:table-cell>
          <table:table-cell table:formula="of:=[.F$31]+ROUND(100*SUM([.E$31:.E55]))" office:value-type="float" office:value="20000" calcext:value-type="float">
            <text:p>20000</text:p>
          </table:table-cell>
          <table:table-cell table:formula="of:=[.G32]" office:value-type="float" office:value="3.5483199376845" calcext:value-type="float">
            <text:p>3.5483199377</text:p>
          </table:table-cell>
          <table:table-cell table:formula="of:=[.H$31]+ROUND(100*SUM([.G$31:.G55]))" office:value-type="float" office:value="30469" calcext:value-type="float">
            <text:p>30469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2:00:00</text:p>
          </table:table-cell>
          <table:table-cell table:formula="of:=[.C33]" office:value-type="float" office:value="5.84499555400456" calcext:value-type="float">
            <text:p>5.844995554</text:p>
          </table:table-cell>
          <table:table-cell table:formula="of:=[.D$31]+ROUND(100*SUM([.C$31:.C56]))" office:value-type="float" office:value="41565" calcext:value-type="float">
            <text:p>41565</text:p>
          </table:table-cell>
          <table:table-cell table:formula="of:=[.E33]" office:value-type="float" office:value="0.0769812789420731" calcext:value-type="float">
            <text:p>0.0769812789</text:p>
          </table:table-cell>
          <table:table-cell table:formula="of:=[.F$31]+ROUND(100*SUM([.E$31:.E56]))" office:value-type="float" office:value="20007" calcext:value-type="float">
            <text:p>20007</text:p>
          </table:table-cell>
          <table:table-cell table:formula="of:=[.G33]" office:value-type="float" office:value="3.69319044848712" calcext:value-type="float">
            <text:p>3.6931904485</text:p>
          </table:table-cell>
          <table:table-cell table:formula="of:=[.H$31]+ROUND(100*SUM([.G$31:.G56]))" office:value-type="float" office:value="30824" calcext:value-type="float">
            <text:p>30824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3:00:00</text:p>
          </table:table-cell>
          <table:table-cell table:formula="of:=[.C34]" office:value-type="float" office:value="6.69784976032348" calcext:value-type="float">
            <text:p>6.6978497603</text:p>
          </table:table-cell>
          <table:table-cell table:formula="of:=[.D$31]+ROUND(100*SUM([.C$31:.C57]))" office:value-type="float" office:value="42150" calcext:value-type="float">
            <text:p>42150</text:p>
          </table:table-cell>
          <table:table-cell table:formula="of:=[.E34]" office:value-type="float" office:value="0.0769812789420731" calcext:value-type="float">
            <text:p>0.0769812789</text:p>
          </table:table-cell>
          <table:table-cell table:formula="of:=[.F$31]+ROUND(100*SUM([.E$31:.E57]))" office:value-type="float" office:value="20015" calcext:value-type="float">
            <text:p>20015</text:p>
          </table:table-cell>
          <table:table-cell table:formula="of:=[.G34]" office:value-type="float" office:value="3.64366733770213" calcext:value-type="float">
            <text:p>3.6436673377</text:p>
          </table:table-cell>
          <table:table-cell table:formula="of:=[.H$31]+ROUND(100*SUM([.G$31:.G57]))" office:value-type="float" office:value="31193" calcext:value-type="float">
            <text:p>31193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4:00:00</text:p>
          </table:table-cell>
          <table:table-cell table:formula="of:=[.C35]" office:value-type="float" office:value="7.35435169082542" calcext:value-type="float">
            <text:p>7.3543516908</text:p>
          </table:table-cell>
          <table:table-cell table:formula="of:=[.D$31]+ROUND(100*SUM([.C$31:.C58]))" office:value-type="float" office:value="42819" calcext:value-type="float">
            <text:p>42819</text:p>
          </table:table-cell>
          <table:table-cell table:formula="of:=[.E35]" office:value-type="float" office:value="0.0769812789420731" calcext:value-type="float">
            <text:p>0.0769812789</text:p>
          </table:table-cell>
          <table:table-cell table:formula="of:=[.F$31]+ROUND(100*SUM([.E$31:.E58]))" office:value-type="float" office:value="20023" calcext:value-type="float">
            <text:p>20023</text:p>
          </table:table-cell>
          <table:table-cell table:formula="of:=[.G35]" office:value-type="float" office:value="5.41089502903263" calcext:value-type="float">
            <text:p>5.410895029</text:p>
          </table:table-cell>
          <table:table-cell table:formula="of:=[.H$31]+ROUND(100*SUM([.G$31:.G58]))" office:value-type="float" office:value="31558" calcext:value-type="float">
            <text:p>31558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5:00:00</text:p>
          </table:table-cell>
          <table:table-cell table:formula="of:=[.C36]" office:value-type="float" office:value="16.2132659765397" calcext:value-type="float">
            <text:p>16.2132659765</text:p>
          </table:table-cell>
          <table:table-cell table:formula="of:=[.D$31]+ROUND(100*SUM([.C$31:.C59]))" office:value-type="float" office:value="43555" calcext:value-type="float">
            <text:p>43555</text:p>
          </table:table-cell>
          <table:table-cell table:formula="of:=[.E36]" office:value-type="float" office:value="17.461329105029" calcext:value-type="float">
            <text:p>17.461329105</text:p>
          </table:table-cell>
          <table:table-cell table:formula="of:=[.F$31]+ROUND(100*SUM([.E$31:.E59]))" office:value-type="float" office:value="20030" calcext:value-type="float">
            <text:p>20030</text:p>
          </table:table-cell>
          <table:table-cell table:formula="of:=[.G36]" office:value-type="float" office:value="12.1426472269473" calcext:value-type="float">
            <text:p>12.1426472269</text:p>
          </table:table-cell>
          <table:table-cell table:formula="of:=[.H$31]+ROUND(100*SUM([.G$31:.G59]))" office:value-type="float" office:value="32099" calcext:value-type="float">
            <text:p>32099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6:00:00</text:p>
          </table:table-cell>
          <table:table-cell table:formula="of:=[.C37]" office:value-type="float" office:value="20.5531168239974" calcext:value-type="float">
            <text:p>20.553116824</text:p>
          </table:table-cell>
          <table:table-cell table:formula="of:=[.D$31]+ROUND(100*SUM([.C$31:.C60]))" office:value-type="float" office:value="45176" calcext:value-type="float">
            <text:p>45176</text:p>
          </table:table-cell>
          <table:table-cell table:formula="of:=[.E37]" office:value-type="float" office:value="15.8601391736789" calcext:value-type="float">
            <text:p>15.8601391737</text:p>
          </table:table-cell>
          <table:table-cell table:formula="of:=[.F$31]+ROUND(100*SUM([.E$31:.E60]))" office:value-type="float" office:value="21777" calcext:value-type="float">
            <text:p>21777</text:p>
          </table:table-cell>
          <table:table-cell table:formula="of:=[.G37]" office:value-type="float" office:value="15.8632628197089" calcext:value-type="float">
            <text:p>15.8632628197</text:p>
          </table:table-cell>
          <table:table-cell table:formula="of:=[.H$31]+ROUND(100*SUM([.G$31:.G60]))" office:value-type="float" office:value="33313" calcext:value-type="float">
            <text:p>33313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7:00:00</text:p>
          </table:table-cell>
          <table:table-cell table:formula="of:=[.C38]" office:value-type="float" office:value="22.072361058507" calcext:value-type="float">
            <text:p>22.0723610585</text:p>
          </table:table-cell>
          <table:table-cell table:formula="of:=[.D$31]+ROUND(100*SUM([.C$31:.C61]))" office:value-type="float" office:value="47231" calcext:value-type="float">
            <text:p>47231</text:p>
          </table:table-cell>
          <table:table-cell table:formula="of:=[.E38]" office:value-type="float" office:value="12.5719812789421" calcext:value-type="float">
            <text:p>12.5719812789</text:p>
          </table:table-cell>
          <table:table-cell table:formula="of:=[.F$31]+ROUND(100*SUM([.E$31:.E61]))" office:value-type="float" office:value="23363" calcext:value-type="float">
            <text:p>23363</text:p>
          </table:table-cell>
          <table:table-cell table:formula="of:=[.G38]" office:value-type="float" office:value="16.7493639746273" calcext:value-type="float">
            <text:p>16.7493639746</text:p>
          </table:table-cell>
          <table:table-cell table:formula="of:=[.H$31]+ROUND(100*SUM([.G$31:.G61]))" office:value-type="float" office:value="34899" calcext:value-type="float">
            <text:p>34899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8:00:00</text:p>
          </table:table-cell>
          <table:table-cell table:formula="of:=[.C39]" office:value-type="float" office:value="25.5315849638814" calcext:value-type="float">
            <text:p>25.5315849639</text:p>
          </table:table-cell>
          <table:table-cell table:formula="of:=[.D$31]+ROUND(100*SUM([.C$31:.C62]))" office:value-type="float" office:value="49439" calcext:value-type="float">
            <text:p>49439</text:p>
          </table:table-cell>
          <table:table-cell table:formula="of:=[.E39]" office:value-type="float" office:value="13.4049812789421" calcext:value-type="float">
            <text:p>13.4049812789</text:p>
          </table:table-cell>
          <table:table-cell table:formula="of:=[.F$31]+ROUND(100*SUM([.E$31:.E62]))" office:value-type="float" office:value="24620" calcext:value-type="float">
            <text:p>24620</text:p>
          </table:table-cell>
          <table:table-cell table:formula="of:=[.G39]" office:value-type="float" office:value="20.4388801036595" calcext:value-type="float">
            <text:p>20.4388801037</text:p>
          </table:table-cell>
          <table:table-cell table:formula="of:=[.H$31]+ROUND(100*SUM([.G$31:.G62]))" office:value-type="float" office:value="36574" calcext:value-type="float">
            <text:p>36574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09:00:00</text:p>
          </table:table-cell>
          <table:table-cell table:formula="of:=[.C40]" office:value-type="float" office:value="25.6119707384444" calcext:value-type="float">
            <text:p>25.6119707384</text:p>
          </table:table-cell>
          <table:table-cell table:formula="of:=[.D$31]+ROUND(100*SUM([.C$31:.C63]))" office:value-type="float" office:value="51992" calcext:value-type="float">
            <text:p>51992</text:p>
          </table:table-cell>
          <table:table-cell table:formula="of:=[.E40]" office:value-type="float" office:value="11.1836479456087" calcext:value-type="float">
            <text:p>11.1836479456</text:p>
          </table:table-cell>
          <table:table-cell table:formula="of:=[.F$31]+ROUND(100*SUM([.E$31:.E63]))" office:value-type="float" office:value="25960" calcext:value-type="float">
            <text:p>25960</text:p>
          </table:table-cell>
          <table:table-cell table:formula="of:=[.G40]" office:value-type="float" office:value="19.3260752256108" calcext:value-type="float">
            <text:p>19.3260752256</text:p>
          </table:table-cell>
          <table:table-cell table:formula="of:=[.H$31]+ROUND(100*SUM([.G$31:.G63]))" office:value-type="float" office:value="38618" calcext:value-type="float">
            <text:p>38618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0:00:00</text:p>
          </table:table-cell>
          <table:table-cell table:formula="of:=[.C41]" office:value-type="float" office:value="24.4573387038123" calcext:value-type="float">
            <text:p>24.4573387038</text:p>
          </table:table-cell>
          <table:table-cell table:formula="of:=[.D$31]+ROUND(100*SUM([.C$31:.C64]))" office:value-type="float" office:value="54553" calcext:value-type="float">
            <text:p>54553</text:p>
          </table:table-cell>
          <table:table-cell table:formula="of:=[.E41]" office:value-type="float" office:value="11.5009812789421" calcext:value-type="float">
            <text:p>11.5009812789</text:p>
          </table:table-cell>
          <table:table-cell table:formula="of:=[.F$31]+ROUND(100*SUM([.E$31:.E64]))" office:value-type="float" office:value="27079" calcext:value-type="float">
            <text:p>27079</text:p>
          </table:table-cell>
          <table:table-cell table:formula="of:=[.G41]" office:value-type="float" office:value="18.8279646107017" calcext:value-type="float">
            <text:p>18.8279646107</text:p>
          </table:table-cell>
          <table:table-cell table:formula="of:=[.H$31]+ROUND(100*SUM([.G$31:.G64]))" office:value-type="float" office:value="40551" calcext:value-type="float">
            <text:p>40551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1:00:00</text:p>
          </table:table-cell>
          <table:table-cell table:formula="of:=[.C42]" office:value-type="float" office:value="22.8561037123888" calcext:value-type="float">
            <text:p>22.8561037124</text:p>
          </table:table-cell>
          <table:table-cell table:formula="of:=[.D$31]+ROUND(100*SUM([.C$31:.C65]))" office:value-type="float" office:value="56999" calcext:value-type="float">
            <text:p>56999</text:p>
          </table:table-cell>
          <table:table-cell table:formula="of:=[.E42]" office:value-type="float" office:value="10.8834677654286" calcext:value-type="float">
            <text:p>10.8834677654</text:p>
          </table:table-cell>
          <table:table-cell table:formula="of:=[.F$31]+ROUND(100*SUM([.E$31:.E65]))" office:value-type="float" office:value="28229" calcext:value-type="float">
            <text:p>28229</text:p>
          </table:table-cell>
          <table:table-cell table:formula="of:=[.G42]" office:value-type="float" office:value="17.6862205291914" calcext:value-type="float">
            <text:p>17.6862205292</text:p>
          </table:table-cell>
          <table:table-cell table:formula="of:=[.H$31]+ROUND(100*SUM([.G$31:.G65]))" office:value-type="float" office:value="42434" calcext:value-type="float">
            <text:p>42434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2:00:00</text:p>
          </table:table-cell>
          <table:table-cell table:formula="of:=[.C43]" office:value-type="float" office:value="23.3360775372333" calcext:value-type="float">
            <text:p>23.3360775372</text:p>
          </table:table-cell>
          <table:table-cell table:formula="of:=[.D$31]+ROUND(100*SUM([.C$31:.C66]))" office:value-type="float" office:value="59284" calcext:value-type="float">
            <text:p>59284</text:p>
          </table:table-cell>
          <table:table-cell table:formula="of:=[.E43]" office:value-type="float" office:value="11.1836479456087" calcext:value-type="float">
            <text:p>11.1836479456</text:p>
          </table:table-cell>
          <table:table-cell table:formula="of:=[.F$31]+ROUND(100*SUM([.E$31:.E66]))" office:value-type="float" office:value="29317" calcext:value-type="float">
            <text:p>29317</text:p>
          </table:table-cell>
          <table:table-cell table:formula="of:=[.G43]" office:value-type="float" office:value="17.9956982854776" calcext:value-type="float">
            <text:p>17.9956982855</text:p>
          </table:table-cell>
          <table:table-cell table:formula="of:=[.H$31]+ROUND(100*SUM([.G$31:.G66]))" office:value-type="float" office:value="44202" calcext:value-type="float">
            <text:p>44202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3:00:00</text:p>
          </table:table-cell>
          <table:table-cell table:formula="of:=[.C44]" office:value-type="float" office:value="21.5476659765397" calcext:value-type="float">
            <text:p>21.5476659765</text:p>
          </table:table-cell>
          <table:table-cell table:formula="of:=[.D$31]+ROUND(100*SUM([.C$31:.C67]))" office:value-type="float" office:value="61618" calcext:value-type="float">
            <text:p>61618</text:p>
          </table:table-cell>
          <table:table-cell table:formula="of:=[.E44]" office:value-type="float" office:value="10.3292889712498" calcext:value-type="float">
            <text:p>10.3292889712</text:p>
          </table:table-cell>
          <table:table-cell table:formula="of:=[.F$31]+ROUND(100*SUM([.E$31:.E67]))" office:value-type="float" office:value="30436" calcext:value-type="float">
            <text:p>30436</text:p>
          </table:table-cell>
          <table:table-cell table:formula="of:=[.G44]" office:value-type="float" office:value="16.1318717354586" calcext:value-type="float">
            <text:p>16.1318717355</text:p>
          </table:table-cell>
          <table:table-cell table:formula="of:=[.H$31]+ROUND(100*SUM([.G$31:.G67]))" office:value-type="float" office:value="46002" calcext:value-type="float">
            <text:p>46002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4:00:00</text:p>
          </table:table-cell>
          <table:table-cell table:formula="of:=[.C45]" office:value-type="float" office:value="19.9942418007156" calcext:value-type="float">
            <text:p>19.9942418007</text:p>
          </table:table-cell>
          <table:table-cell table:formula="of:=[.D$31]+ROUND(100*SUM([.C$31:.C68]))" office:value-type="float" office:value="63773" calcext:value-type="float">
            <text:p>63773</text:p>
          </table:table-cell>
          <table:table-cell table:formula="of:=[.E45]" office:value-type="float" office:value="10.0729812789421" calcext:value-type="float">
            <text:p>10.0729812789</text:p>
          </table:table-cell>
          <table:table-cell table:formula="of:=[.F$31]+ROUND(100*SUM([.E$31:.E68]))" office:value-type="float" office:value="31468" calcext:value-type="float">
            <text:p>31468</text:p>
          </table:table-cell>
          <table:table-cell table:formula="of:=[.G45]" office:value-type="float" office:value="15.1984954882749" calcext:value-type="float">
            <text:p>15.1984954883</text:p>
          </table:table-cell>
          <table:table-cell table:formula="of:=[.H$31]+ROUND(100*SUM([.G$31:.G68]))" office:value-type="float" office:value="47615" calcext:value-type="float">
            <text:p>47615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5:00:00</text:p>
          </table:table-cell>
          <table:table-cell table:formula="of:=[.C46]" office:value-type="float" office:value="19.3628319339866" calcext:value-type="float">
            <text:p>19.362831934</text:p>
          </table:table-cell>
          <table:table-cell table:formula="of:=[.D$31]+ROUND(100*SUM([.C$31:.C69]))" office:value-type="float" office:value="65772" calcext:value-type="float">
            <text:p>65772</text:p>
          </table:table-cell>
          <table:table-cell table:formula="of:=[.E46]" office:value-type="float" office:value="6.74098127894207" calcext:value-type="float">
            <text:p>6.7409812789</text:p>
          </table:table-cell>
          <table:table-cell table:formula="of:=[.F$31]+ROUND(100*SUM([.E$31:.E69]))" office:value-type="float" office:value="32476" calcext:value-type="float">
            <text:p>32476</text:p>
          </table:table-cell>
          <table:table-cell table:formula="of:=[.G46]" office:value-type="float" office:value="14.4480264451229" calcext:value-type="float">
            <text:p>14.4480264451</text:p>
          </table:table-cell>
          <table:table-cell table:formula="of:=[.H$31]+ROUND(100*SUM([.G$31:.G69]))" office:value-type="float" office:value="49135" calcext:value-type="float">
            <text:p>49135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6:00:00</text:p>
          </table:table-cell>
          <table:table-cell table:formula="of:=[.C47]" office:value-type="float" office:value="19.3755749585757" calcext:value-type="float">
            <text:p>19.3755749586</text:p>
          </table:table-cell>
          <table:table-cell table:formula="of:=[.D$31]+ROUND(100*SUM([.C$31:.C70]))" office:value-type="float" office:value="67708" calcext:value-type="float">
            <text:p>67708</text:p>
          </table:table-cell>
          <table:table-cell table:formula="of:=[.E47]" office:value-type="float" office:value="10.0729812789421" calcext:value-type="float">
            <text:p>10.0729812789</text:p>
          </table:table-cell>
          <table:table-cell table:formula="of:=[.F$31]+ROUND(100*SUM([.E$31:.E70]))" office:value-type="float" office:value="33150" calcext:value-type="float">
            <text:p>33150</text:p>
          </table:table-cell>
          <table:table-cell table:formula="of:=[.G47]" office:value-type="float" office:value="15.1005043074811" calcext:value-type="float">
            <text:p>15.1005043075</text:p>
          </table:table-cell>
          <table:table-cell table:formula="of:=[.H$31]+ROUND(100*SUM([.G$31:.G70]))" office:value-type="float" office:value="50580" calcext:value-type="float">
            <text:p>50580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7:00:00</text:p>
          </table:table-cell>
          <table:table-cell table:formula="of:=[.C48]" office:value-type="float" office:value="18.8184380695629" calcext:value-type="float">
            <text:p>18.8184380696</text:p>
          </table:table-cell>
          <table:table-cell table:formula="of:=[.D$31]+ROUND(100*SUM([.C$31:.C71]))" office:value-type="float" office:value="69646" calcext:value-type="float">
            <text:p>69646</text:p>
          </table:table-cell>
          <table:table-cell table:formula="of:=[.E48]" office:value-type="float" office:value="11.1836479456087" calcext:value-type="float">
            <text:p>11.1836479456</text:p>
          </table:table-cell>
          <table:table-cell table:formula="of:=[.F$31]+ROUND(100*SUM([.E$31:.E71]))" office:value-type="float" office:value="34157" calcext:value-type="float">
            <text:p>34157</text:p>
          </table:table-cell>
          <table:table-cell table:formula="of:=[.G48]" office:value-type="float" office:value="15.6675386402449" calcext:value-type="float">
            <text:p>15.6675386402</text:p>
          </table:table-cell>
          <table:table-cell table:formula="of:=[.H$31]+ROUND(100*SUM([.G$31:.G71]))" office:value-type="float" office:value="52090" calcext:value-type="float">
            <text:p>52090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8:00:00</text:p>
          </table:table-cell>
          <table:table-cell table:formula="of:=[.C49]" office:value-type="float" office:value="18.3955205219942" calcext:value-type="float">
            <text:p>18.395520522</text:p>
          </table:table-cell>
          <table:table-cell table:formula="of:=[.D$31]+ROUND(100*SUM([.C$31:.C72]))" office:value-type="float" office:value="71528" calcext:value-type="float">
            <text:p>71528</text:p>
          </table:table-cell>
          <table:table-cell table:formula="of:=[.E49]" office:value-type="float" office:value="12.9750457950711" calcext:value-type="float">
            <text:p>12.9750457951</text:p>
          </table:table-cell>
          <table:table-cell table:formula="of:=[.F$31]+ROUND(100*SUM([.E$31:.E72]))" office:value-type="float" office:value="35275" calcext:value-type="float">
            <text:p>35275</text:p>
          </table:table-cell>
          <table:table-cell table:formula="of:=[.G49]" office:value-type="float" office:value="15.1984954882749" calcext:value-type="float">
            <text:p>15.1984954883</text:p>
          </table:table-cell>
          <table:table-cell table:formula="of:=[.H$31]+ROUND(100*SUM([.G$31:.G72]))" office:value-type="float" office:value="53656" calcext:value-type="float">
            <text:p>53656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19:00:00</text:p>
          </table:table-cell>
          <table:table-cell table:formula="of:=[.C50]" office:value-type="float" office:value="16.2132659765397" calcext:value-type="float">
            <text:p>16.2132659765</text:p>
          </table:table-cell>
          <table:table-cell table:formula="of:=[.D$31]+ROUND(100*SUM([.C$31:.C73]))" office:value-type="float" office:value="73367" calcext:value-type="float">
            <text:p>73367</text:p>
          </table:table-cell>
          <table:table-cell table:formula="of:=[.E50]" office:value-type="float" office:value="12.5719812789421" calcext:value-type="float">
            <text:p>12.5719812789</text:p>
          </table:table-cell>
          <table:table-cell table:formula="of:=[.F$31]+ROUND(100*SUM([.E$31:.E73]))" office:value-type="float" office:value="36573" calcext:value-type="float">
            <text:p>36573</text:p>
          </table:table-cell>
          <table:table-cell table:formula="of:=[.G50]" office:value-type="float" office:value="13.6214114844126" calcext:value-type="float">
            <text:p>13.6214114844</text:p>
          </table:table-cell>
          <table:table-cell table:formula="of:=[.H$31]+ROUND(100*SUM([.G$31:.G73]))" office:value-type="float" office:value="55176" calcext:value-type="float">
            <text:p>55176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20:00:00</text:p>
          </table:table-cell>
          <table:table-cell table:formula="of:=[.C51]" office:value-type="float" office:value="15.1066617212206" calcext:value-type="float">
            <text:p>15.1066617212</text:p>
          </table:table-cell>
          <table:table-cell table:formula="of:=[.D$31]+ROUND(100*SUM([.C$31:.C74]))" office:value-type="float" office:value="74989" calcext:value-type="float">
            <text:p>74989</text:p>
          </table:table-cell>
          <table:table-cell table:formula="of:=[.E51]" office:value-type="float" office:value="9.59698127894205" calcext:value-type="float">
            <text:p>9.5969812789</text:p>
          </table:table-cell>
          <table:table-cell table:formula="of:=[.F$31]+ROUND(100*SUM([.E$31:.E74]))" office:value-type="float" office:value="37830" calcext:value-type="float">
            <text:p>37830</text:p>
          </table:table-cell>
          <table:table-cell table:formula="of:=[.G51]" office:value-type="float" office:value="12.1426472269473" calcext:value-type="float">
            <text:p>12.1426472269</text:p>
          </table:table-cell>
          <table:table-cell table:formula="of:=[.H$31]+ROUND(100*SUM([.G$31:.G74]))" office:value-type="float" office:value="56538" calcext:value-type="float">
            <text:p>56538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21:00:00</text:p>
          </table:table-cell>
          <table:table-cell table:formula="of:=[.C52]" office:value-type="float" office:value="13.6205687698358" calcext:value-type="float">
            <text:p>13.6205687698</text:p>
          </table:table-cell>
          <table:table-cell table:formula="of:=[.D$31]+ROUND(100*SUM([.C$31:.C75]))" office:value-type="float" office:value="76499" calcext:value-type="float">
            <text:p>76499</text:p>
          </table:table-cell>
          <table:table-cell table:formula="of:=[.E52]" office:value-type="float" office:value="6.52601353700662" calcext:value-type="float">
            <text:p>6.526013537</text:p>
          </table:table-cell>
          <table:table-cell table:formula="of:=[.F$31]+ROUND(100*SUM([.E$31:.E75]))" office:value-type="float" office:value="38790" calcext:value-type="float">
            <text:p>38790</text:p>
          </table:table-cell>
          <table:table-cell table:formula="of:=[.G52]" office:value-type="float" office:value="10.30339059317" calcext:value-type="float">
            <text:p>10.3033905932</text:p>
          </table:table-cell>
          <table:table-cell table:formula="of:=[.H$31]+ROUND(100*SUM([.G$31:.G75]))" office:value-type="float" office:value="57753" calcext:value-type="float">
            <text:p>57753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22:00:00</text:p>
          </table:table-cell>
          <table:table-cell table:formula="of:=[.C53]" office:value-type="float" office:value="11.9771248000692" calcext:value-type="float">
            <text:p>11.9771248001</text:p>
          </table:table-cell>
          <table:table-cell table:formula="of:=[.D$31]+ROUND(100*SUM([.C$31:.C76]))" office:value-type="float" office:value="77861" calcext:value-type="float">
            <text:p>77861</text:p>
          </table:table-cell>
          <table:table-cell table:formula="of:=[.E53]" office:value-type="float" office:value="5.33803391052101" calcext:value-type="float">
            <text:p>5.3380339105</text:p>
          </table:table-cell>
          <table:table-cell table:formula="of:=[.F$31]+ROUND(100*SUM([.E$31:.E76]))" office:value-type="float" office:value="39442" calcext:value-type="float">
            <text:p>39442</text:p>
          </table:table-cell>
          <table:table-cell table:formula="of:=[.G53]" office:value-type="float" office:value="7.16081887916975" calcext:value-type="float">
            <text:p>7.1608188792</text:p>
          </table:table-cell>
          <table:table-cell table:formula="of:=[.H$31]+ROUND(100*SUM([.G$31:.G76]))" office:value-type="float" office:value="58783" calcext:value-type="float">
            <text:p>58783</text:p>
          </table:table-cell>
          <table:table-cell/>
        </table:table-row>
        <table:table-row table:style-name="ro1">
          <table:table-cell office:value-type="string" calcext:value-type="string">
            <text:p>02/08/15</text:p>
          </table:table-cell>
          <table:table-cell office:value-type="string" calcext:value-type="string">
            <text:p>23:00:00</text:p>
          </table:table-cell>
          <table:table-cell table:formula="of:=[.C54]" office:value-type="float" office:value="9.56866246776776" calcext:value-type="float">
            <text:p>9.5686624678</text:p>
          </table:table-cell>
          <table:table-cell table:formula="of:=[.D$31]+ROUND(100*SUM([.C$31:.C77]))" office:value-type="float" office:value="79059" calcext:value-type="float">
            <text:p>79059</text:p>
          </table:table-cell>
          <table:table-cell table:formula="of:=[.E54]" office:value-type="float" office:value="0.0769812789420731" calcext:value-type="float">
            <text:p>0.0769812789</text:p>
          </table:table-cell>
          <table:table-cell table:formula="of:=[.F$31]+ROUND(100*SUM([.E$31:.E77]))" office:value-type="float" office:value="39976" calcext:value-type="float">
            <text:p>39976</text:p>
          </table:table-cell>
          <table:table-cell table:formula="of:=[.G54]" office:value-type="float" office:value="5.00868529846475" calcext:value-type="float">
            <text:p>5.0086852985</text:p>
          </table:table-cell>
          <table:table-cell table:formula="of:=[.H$31]+ROUND(100*SUM([.G$31:.G77]))" office:value-type="float" office:value="59499" calcext:value-type="float">
            <text:p>59499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0:00:00</text:p>
          </table:table-cell>
          <table:table-cell table:formula="of:=[.C55]" office:value-type="float" office:value="8.90745728088763" calcext:value-type="float">
            <text:p>8.9074572809</text:p>
          </table:table-cell>
          <table:table-cell table:formula="of:=[.D$31]+ROUND(100*SUM([.C$31:.C78]))" office:value-type="float" office:value="80016" calcext:value-type="float">
            <text:p>80016</text:p>
          </table:table-cell>
          <table:table-cell table:formula="of:=[.E55]" office:value-type="float" office:value="0.0769812789420731" calcext:value-type="float">
            <text:p>0.0769812789</text:p>
          </table:table-cell>
          <table:table-cell table:formula="of:=[.F$31]+ROUND(100*SUM([.E$31:.E78]))" office:value-type="float" office:value="39984" calcext:value-type="float">
            <text:p>39984</text:p>
          </table:table-cell>
          <table:table-cell table:formula="of:=[.G55]" office:value-type="float" office:value="4.69192888414738" calcext:value-type="float">
            <text:p>4.6919288841</text:p>
          </table:table-cell>
          <table:table-cell table:formula="of:=[.H$31]+ROUND(100*SUM([.G$31:.G78]))"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1:00:00</text:p>
          </table:table-cell>
          <table:table-cell table:formula="of:=[.C56]" office:value-type="float" office:value="6.66296920234616" calcext:value-type="float">
            <text:p>6.6629692023</text:p>
          </table:table-cell>
          <table:table-cell table:formula="of:=[.D$31]+ROUND(100*SUM([.C$31:.C79]))" office:value-type="float" office:value="80907" calcext:value-type="float">
            <text:p>80907</text:p>
          </table:table-cell>
          <table:table-cell table:formula="of:=[.E56]" office:value-type="float" office:value="0.0769812789420731" calcext:value-type="float">
            <text:p>0.0769812789</text:p>
          </table:table-cell>
          <table:table-cell table:formula="of:=[.F$31]+ROUND(100*SUM([.E$31:.E79]))" office:value-type="float" office:value="39992" calcext:value-type="float">
            <text:p>39992</text:p>
          </table:table-cell>
          <table:table-cell table:formula="of:=[.G56]" office:value-type="float" office:value="3.5483199376845" calcext:value-type="float">
            <text:p>3.5483199377</text:p>
          </table:table-cell>
          <table:table-cell table:formula="of:=[.H$31]+ROUND(100*SUM([.G$31:.G79]))" office:value-type="float" office:value="60469" calcext:value-type="float">
            <text:p>60469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2:00:00</text:p>
          </table:table-cell>
          <table:table-cell table:formula="of:=[.C57]" office:value-type="float" office:value="5.84499555400456" calcext:value-type="float">
            <text:p>5.844995554</text:p>
          </table:table-cell>
          <table:table-cell table:formula="of:=[.D$31]+ROUND(100*SUM([.C$31:.C80]))" office:value-type="float" office:value="81573" calcext:value-type="float">
            <text:p>81573</text:p>
          </table:table-cell>
          <table:table-cell table:formula="of:=[.E57]" office:value-type="float" office:value="0.0769812789420731" calcext:value-type="float">
            <text:p>0.0769812789</text:p>
          </table:table-cell>
          <table:table-cell table:formula="of:=[.F$31]+ROUND(100*SUM([.E$31:.E80]))" office:value-type="float" office:value="39999" calcext:value-type="float">
            <text:p>39999</text:p>
          </table:table-cell>
          <table:table-cell table:formula="of:=[.G57]" office:value-type="float" office:value="3.69319044848712" calcext:value-type="float">
            <text:p>3.6931904485</text:p>
          </table:table-cell>
          <table:table-cell table:formula="of:=[.H$31]+ROUND(100*SUM([.G$31:.G80]))" office:value-type="float" office:value="60824" calcext:value-type="float">
            <text:p>60824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3:00:00</text:p>
          </table:table-cell>
          <table:table-cell table:formula="of:=[.C58]" office:value-type="float" office:value="6.69784976032348" calcext:value-type="float">
            <text:p>6.6978497603</text:p>
          </table:table-cell>
          <table:table-cell table:formula="of:=[.D$31]+ROUND(100*SUM([.C$31:.C81]))" office:value-type="float" office:value="82158" calcext:value-type="float">
            <text:p>82158</text:p>
          </table:table-cell>
          <table:table-cell table:formula="of:=[.E58]" office:value-type="float" office:value="0.0769812789420731" calcext:value-type="float">
            <text:p>0.0769812789</text:p>
          </table:table-cell>
          <table:table-cell table:formula="of:=[.F$31]+ROUND(100*SUM([.E$31:.E81]))" office:value-type="float" office:value="40007" calcext:value-type="float">
            <text:p>40007</text:p>
          </table:table-cell>
          <table:table-cell table:formula="of:=[.G58]" office:value-type="float" office:value="3.64366733770213" calcext:value-type="float">
            <text:p>3.6436673377</text:p>
          </table:table-cell>
          <table:table-cell table:formula="of:=[.H$31]+ROUND(100*SUM([.G$31:.G81]))" office:value-type="float" office:value="61193" calcext:value-type="float">
            <text:p>61193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4:00:00</text:p>
          </table:table-cell>
          <table:table-cell table:formula="of:=[.C59]" office:value-type="float" office:value="7.35435169082542" calcext:value-type="float">
            <text:p>7.3543516908</text:p>
          </table:table-cell>
          <table:table-cell table:formula="of:=[.D$31]+ROUND(100*SUM([.C$31:.C82]))" office:value-type="float" office:value="82827" calcext:value-type="float">
            <text:p>82827</text:p>
          </table:table-cell>
          <table:table-cell table:formula="of:=[.E59]" office:value-type="float" office:value="0.0769812789420731" calcext:value-type="float">
            <text:p>0.0769812789</text:p>
          </table:table-cell>
          <table:table-cell table:formula="of:=[.F$31]+ROUND(100*SUM([.E$31:.E82]))" office:value-type="float" office:value="40015" calcext:value-type="float">
            <text:p>40015</text:p>
          </table:table-cell>
          <table:table-cell table:formula="of:=[.G59]" office:value-type="float" office:value="5.41089502903263" calcext:value-type="float">
            <text:p>5.410895029</text:p>
          </table:table-cell>
          <table:table-cell table:formula="of:=[.H$31]+ROUND(100*SUM([.G$31:.G82]))" office:value-type="float" office:value="61558" calcext:value-type="float">
            <text:p>61558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5:00:00</text:p>
          </table:table-cell>
          <table:table-cell table:formula="of:=[.C60]" office:value-type="float" office:value="16.2132659765397" calcext:value-type="float">
            <text:p>16.2132659765</text:p>
          </table:table-cell>
          <table:table-cell table:formula="of:=[.D$31]+ROUND(100*SUM([.C$31:.C83]))" office:value-type="float" office:value="83563" calcext:value-type="float">
            <text:p>83563</text:p>
          </table:table-cell>
          <table:table-cell table:formula="of:=[.E60]" office:value-type="float" office:value="17.461329105029" calcext:value-type="float">
            <text:p>17.461329105</text:p>
          </table:table-cell>
          <table:table-cell table:formula="of:=[.F$31]+ROUND(100*SUM([.E$31:.E83]))" office:value-type="float" office:value="40022" calcext:value-type="float">
            <text:p>40022</text:p>
          </table:table-cell>
          <table:table-cell table:formula="of:=[.G60]" office:value-type="float" office:value="12.1426472269473" calcext:value-type="float">
            <text:p>12.1426472269</text:p>
          </table:table-cell>
          <table:table-cell table:formula="of:=[.H$31]+ROUND(100*SUM([.G$31:.G83]))" office:value-type="float" office:value="62099" calcext:value-type="float">
            <text:p>62099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6:00:00</text:p>
          </table:table-cell>
          <table:table-cell table:formula="of:=[.C61]" office:value-type="float" office:value="20.5531168239974" calcext:value-type="float">
            <text:p>20.553116824</text:p>
          </table:table-cell>
          <table:table-cell table:formula="of:=[.D$31]+ROUND(100*SUM([.C$31:.C84]))" office:value-type="float" office:value="85184" calcext:value-type="float">
            <text:p>85184</text:p>
          </table:table-cell>
          <table:table-cell table:formula="of:=[.E61]" office:value-type="float" office:value="15.8601391736789" calcext:value-type="float">
            <text:p>15.8601391737</text:p>
          </table:table-cell>
          <table:table-cell table:formula="of:=[.F$31]+ROUND(100*SUM([.E$31:.E84]))" office:value-type="float" office:value="41769" calcext:value-type="float">
            <text:p>41769</text:p>
          </table:table-cell>
          <table:table-cell table:formula="of:=[.G61]" office:value-type="float" office:value="15.8632628197089" calcext:value-type="float">
            <text:p>15.8632628197</text:p>
          </table:table-cell>
          <table:table-cell table:formula="of:=[.H$31]+ROUND(100*SUM([.G$31:.G84]))" office:value-type="float" office:value="63313" calcext:value-type="float">
            <text:p>63313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7:00:00</text:p>
          </table:table-cell>
          <table:table-cell table:formula="of:=[.C62]" office:value-type="float" office:value="22.072361058507" calcext:value-type="float">
            <text:p>22.0723610585</text:p>
          </table:table-cell>
          <table:table-cell table:formula="of:=[.D$31]+ROUND(100*SUM([.C$31:.C85]))" office:value-type="float" office:value="87239" calcext:value-type="float">
            <text:p>87239</text:p>
          </table:table-cell>
          <table:table-cell table:formula="of:=[.E62]" office:value-type="float" office:value="12.5719812789421" calcext:value-type="float">
            <text:p>12.5719812789</text:p>
          </table:table-cell>
          <table:table-cell table:formula="of:=[.F$31]+ROUND(100*SUM([.E$31:.E85]))" office:value-type="float" office:value="43355" calcext:value-type="float">
            <text:p>43355</text:p>
          </table:table-cell>
          <table:table-cell table:formula="of:=[.G62]" office:value-type="float" office:value="16.7493639746273" calcext:value-type="float">
            <text:p>16.7493639746</text:p>
          </table:table-cell>
          <table:table-cell table:formula="of:=[.H$31]+ROUND(100*SUM([.G$31:.G85]))" office:value-type="float" office:value="64899" calcext:value-type="float">
            <text:p>64899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8:00:00</text:p>
          </table:table-cell>
          <table:table-cell table:formula="of:=[.C63]" office:value-type="float" office:value="25.5315849638814" calcext:value-type="float">
            <text:p>25.5315849639</text:p>
          </table:table-cell>
          <table:table-cell table:formula="of:=[.D$31]+ROUND(100*SUM([.C$31:.C86]))" office:value-type="float" office:value="89447" calcext:value-type="float">
            <text:p>89447</text:p>
          </table:table-cell>
          <table:table-cell table:formula="of:=[.E63]" office:value-type="float" office:value="13.4049812789421" calcext:value-type="float">
            <text:p>13.4049812789</text:p>
          </table:table-cell>
          <table:table-cell table:formula="of:=[.F$31]+ROUND(100*SUM([.E$31:.E86]))" office:value-type="float" office:value="44612" calcext:value-type="float">
            <text:p>44612</text:p>
          </table:table-cell>
          <table:table-cell table:formula="of:=[.G63]" office:value-type="float" office:value="20.4388801036595" calcext:value-type="float">
            <text:p>20.4388801037</text:p>
          </table:table-cell>
          <table:table-cell table:formula="of:=[.H$31]+ROUND(100*SUM([.G$31:.G86]))" office:value-type="float" office:value="66574" calcext:value-type="float">
            <text:p>66574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09:00:00</text:p>
          </table:table-cell>
          <table:table-cell table:formula="of:=[.C64]" office:value-type="float" office:value="25.6119707384444" calcext:value-type="float">
            <text:p>25.6119707384</text:p>
          </table:table-cell>
          <table:table-cell table:formula="of:=[.D$31]+ROUND(100*SUM([.C$31:.C87]))" office:value-type="float" office:value="92000" calcext:value-type="float">
            <text:p>92000</text:p>
          </table:table-cell>
          <table:table-cell table:formula="of:=[.E64]" office:value-type="float" office:value="11.1836479456087" calcext:value-type="float">
            <text:p>11.1836479456</text:p>
          </table:table-cell>
          <table:table-cell table:formula="of:=[.F$31]+ROUND(100*SUM([.E$31:.E87]))" office:value-type="float" office:value="45952" calcext:value-type="float">
            <text:p>45952</text:p>
          </table:table-cell>
          <table:table-cell table:formula="of:=[.G64]" office:value-type="float" office:value="19.3260752256108" calcext:value-type="float">
            <text:p>19.3260752256</text:p>
          </table:table-cell>
          <table:table-cell table:formula="of:=[.H$31]+ROUND(100*SUM([.G$31:.G87]))" office:value-type="float" office:value="68618" calcext:value-type="float">
            <text:p>68618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0:00:00</text:p>
          </table:table-cell>
          <table:table-cell table:formula="of:=[.C65]" office:value-type="float" office:value="24.4573387038123" calcext:value-type="float">
            <text:p>24.4573387038</text:p>
          </table:table-cell>
          <table:table-cell table:formula="of:=[.D$31]+ROUND(100*SUM([.C$31:.C88]))" office:value-type="float" office:value="94561" calcext:value-type="float">
            <text:p>94561</text:p>
          </table:table-cell>
          <table:table-cell table:formula="of:=[.E65]" office:value-type="float" office:value="11.5009812789421" calcext:value-type="float">
            <text:p>11.5009812789</text:p>
          </table:table-cell>
          <table:table-cell table:formula="of:=[.F$31]+ROUND(100*SUM([.E$31:.E88]))" office:value-type="float" office:value="47071" calcext:value-type="float">
            <text:p>47071</text:p>
          </table:table-cell>
          <table:table-cell table:formula="of:=[.G65]" office:value-type="float" office:value="18.8279646107017" calcext:value-type="float">
            <text:p>18.8279646107</text:p>
          </table:table-cell>
          <table:table-cell table:formula="of:=[.H$31]+ROUND(100*SUM([.G$31:.G88]))" office:value-type="float" office:value="70551" calcext:value-type="float">
            <text:p>70551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1:00:00</text:p>
          </table:table-cell>
          <table:table-cell table:formula="of:=[.C66]" office:value-type="float" office:value="22.8561037123888" calcext:value-type="float">
            <text:p>22.8561037124</text:p>
          </table:table-cell>
          <table:table-cell table:formula="of:=[.D$31]+ROUND(100*SUM([.C$31:.C89]))" office:value-type="float" office:value="97007" calcext:value-type="float">
            <text:p>97007</text:p>
          </table:table-cell>
          <table:table-cell table:formula="of:=[.E66]" office:value-type="float" office:value="10.8834677654286" calcext:value-type="float">
            <text:p>10.8834677654</text:p>
          </table:table-cell>
          <table:table-cell table:formula="of:=[.F$31]+ROUND(100*SUM([.E$31:.E89]))" office:value-type="float" office:value="48221" calcext:value-type="float">
            <text:p>48221</text:p>
          </table:table-cell>
          <table:table-cell table:formula="of:=[.G66]" office:value-type="float" office:value="17.6862205291914" calcext:value-type="float">
            <text:p>17.6862205292</text:p>
          </table:table-cell>
          <table:table-cell table:formula="of:=[.H$31]+ROUND(100*SUM([.G$31:.G89]))" office:value-type="float" office:value="72434" calcext:value-type="float">
            <text:p>72434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2:00:00</text:p>
          </table:table-cell>
          <table:table-cell table:formula="of:=[.C67]" office:value-type="float" office:value="23.3360775372333" calcext:value-type="float">
            <text:p>23.3360775372</text:p>
          </table:table-cell>
          <table:table-cell table:formula="of:=[.D$31]+ROUND(100*SUM([.C$31:.C90]))" office:value-type="float" office:value="99292" calcext:value-type="float">
            <text:p>99292</text:p>
          </table:table-cell>
          <table:table-cell table:formula="of:=[.E67]" office:value-type="float" office:value="11.1836479456087" calcext:value-type="float">
            <text:p>11.1836479456</text:p>
          </table:table-cell>
          <table:table-cell table:formula="of:=[.F$31]+ROUND(100*SUM([.E$31:.E90]))" office:value-type="float" office:value="49309" calcext:value-type="float">
            <text:p>49309</text:p>
          </table:table-cell>
          <table:table-cell table:formula="of:=[.G67]" office:value-type="float" office:value="17.9956982854776" calcext:value-type="float">
            <text:p>17.9956982855</text:p>
          </table:table-cell>
          <table:table-cell table:formula="of:=[.H$31]+ROUND(100*SUM([.G$31:.G90]))" office:value-type="float" office:value="74202" calcext:value-type="float">
            <text:p>74202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3:00:00</text:p>
          </table:table-cell>
          <table:table-cell table:formula="of:=[.C68]" office:value-type="float" office:value="21.5476659765397" calcext:value-type="float">
            <text:p>21.5476659765</text:p>
          </table:table-cell>
          <table:table-cell table:formula="of:=[.D$31]+ROUND(100*SUM([.C$31:.C91]))" office:value-type="float" office:value="101626" calcext:value-type="float">
            <text:p>101626</text:p>
          </table:table-cell>
          <table:table-cell table:formula="of:=[.E68]" office:value-type="float" office:value="10.3292889712498" calcext:value-type="float">
            <text:p>10.3292889712</text:p>
          </table:table-cell>
          <table:table-cell table:formula="of:=[.F$31]+ROUND(100*SUM([.E$31:.E91]))" office:value-type="float" office:value="50428" calcext:value-type="float">
            <text:p>50428</text:p>
          </table:table-cell>
          <table:table-cell table:formula="of:=[.G68]" office:value-type="float" office:value="16.1318717354586" calcext:value-type="float">
            <text:p>16.1318717355</text:p>
          </table:table-cell>
          <table:table-cell table:formula="of:=[.H$31]+ROUND(100*SUM([.G$31:.G91]))" office:value-type="float" office:value="76002" calcext:value-type="float">
            <text:p>76002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4:00:00</text:p>
          </table:table-cell>
          <table:table-cell table:formula="of:=[.C69]" office:value-type="float" office:value="19.9942418007156" calcext:value-type="float">
            <text:p>19.9942418007</text:p>
          </table:table-cell>
          <table:table-cell table:formula="of:=[.D$31]+ROUND(100*SUM([.C$31:.C92]))" office:value-type="float" office:value="103781" calcext:value-type="float">
            <text:p>103781</text:p>
          </table:table-cell>
          <table:table-cell table:formula="of:=[.E69]" office:value-type="float" office:value="10.0729812789421" calcext:value-type="float">
            <text:p>10.0729812789</text:p>
          </table:table-cell>
          <table:table-cell table:formula="of:=[.F$31]+ROUND(100*SUM([.E$31:.E92]))" office:value-type="float" office:value="51460" calcext:value-type="float">
            <text:p>51460</text:p>
          </table:table-cell>
          <table:table-cell table:formula="of:=[.G69]" office:value-type="float" office:value="15.1984954882749" calcext:value-type="float">
            <text:p>15.1984954883</text:p>
          </table:table-cell>
          <table:table-cell table:formula="of:=[.H$31]+ROUND(100*SUM([.G$31:.G92]))" office:value-type="float" office:value="77615" calcext:value-type="float">
            <text:p>77615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5:00:00</text:p>
          </table:table-cell>
          <table:table-cell table:formula="of:=[.C70]" office:value-type="float" office:value="19.3628319339866" calcext:value-type="float">
            <text:p>19.362831934</text:p>
          </table:table-cell>
          <table:table-cell table:formula="of:=[.D$31]+ROUND(100*SUM([.C$31:.C93]))" office:value-type="float" office:value="105780" calcext:value-type="float">
            <text:p>105780</text:p>
          </table:table-cell>
          <table:table-cell table:formula="of:=[.E70]" office:value-type="float" office:value="6.74098127894207" calcext:value-type="float">
            <text:p>6.7409812789</text:p>
          </table:table-cell>
          <table:table-cell table:formula="of:=[.F$31]+ROUND(100*SUM([.E$31:.E93]))" office:value-type="float" office:value="52468" calcext:value-type="float">
            <text:p>52468</text:p>
          </table:table-cell>
          <table:table-cell table:formula="of:=[.G70]" office:value-type="float" office:value="14.4480264451229" calcext:value-type="float">
            <text:p>14.4480264451</text:p>
          </table:table-cell>
          <table:table-cell table:formula="of:=[.H$31]+ROUND(100*SUM([.G$31:.G93]))" office:value-type="float" office:value="79135" calcext:value-type="float">
            <text:p>79135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6:00:00</text:p>
          </table:table-cell>
          <table:table-cell table:formula="of:=[.C71]" office:value-type="float" office:value="19.3755749585757" calcext:value-type="float">
            <text:p>19.3755749586</text:p>
          </table:table-cell>
          <table:table-cell table:formula="of:=[.D$31]+ROUND(100*SUM([.C$31:.C94]))" office:value-type="float" office:value="107716" calcext:value-type="float">
            <text:p>107716</text:p>
          </table:table-cell>
          <table:table-cell table:formula="of:=[.E71]" office:value-type="float" office:value="10.0729812789421" calcext:value-type="float">
            <text:p>10.0729812789</text:p>
          </table:table-cell>
          <table:table-cell table:formula="of:=[.F$31]+ROUND(100*SUM([.E$31:.E94]))" office:value-type="float" office:value="53142" calcext:value-type="float">
            <text:p>53142</text:p>
          </table:table-cell>
          <table:table-cell table:formula="of:=[.G71]" office:value-type="float" office:value="15.1005043074811" calcext:value-type="float">
            <text:p>15.1005043075</text:p>
          </table:table-cell>
          <table:table-cell table:formula="of:=[.H$31]+ROUND(100*SUM([.G$31:.G94]))" office:value-type="float" office:value="80580" calcext:value-type="float">
            <text:p>80580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7:00:00</text:p>
          </table:table-cell>
          <table:table-cell table:formula="of:=[.C72]" office:value-type="float" office:value="18.8184380695629" calcext:value-type="float">
            <text:p>18.8184380696</text:p>
          </table:table-cell>
          <table:table-cell table:formula="of:=[.D$31]+ROUND(100*SUM([.C$31:.C95]))" office:value-type="float" office:value="109654" calcext:value-type="float">
            <text:p>109654</text:p>
          </table:table-cell>
          <table:table-cell table:formula="of:=[.E72]" office:value-type="float" office:value="11.1836479456087" calcext:value-type="float">
            <text:p>11.1836479456</text:p>
          </table:table-cell>
          <table:table-cell table:formula="of:=[.F$31]+ROUND(100*SUM([.E$31:.E95]))" office:value-type="float" office:value="54149" calcext:value-type="float">
            <text:p>54149</text:p>
          </table:table-cell>
          <table:table-cell table:formula="of:=[.G72]" office:value-type="float" office:value="15.6675386402449" calcext:value-type="float">
            <text:p>15.6675386402</text:p>
          </table:table-cell>
          <table:table-cell table:formula="of:=[.H$31]+ROUND(100*SUM([.G$31:.G95]))" office:value-type="float" office:value="82090" calcext:value-type="float">
            <text:p>82090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8:00:00</text:p>
          </table:table-cell>
          <table:table-cell table:formula="of:=[.C73]" office:value-type="float" office:value="18.3955205219942" calcext:value-type="float">
            <text:p>18.395520522</text:p>
          </table:table-cell>
          <table:table-cell table:formula="of:=[.D$31]+ROUND(100*SUM([.C$31:.C96]))" office:value-type="float" office:value="111536" calcext:value-type="float">
            <text:p>111536</text:p>
          </table:table-cell>
          <table:table-cell table:formula="of:=[.E73]" office:value-type="float" office:value="12.9750457950711" calcext:value-type="float">
            <text:p>12.9750457951</text:p>
          </table:table-cell>
          <table:table-cell table:formula="of:=[.F$31]+ROUND(100*SUM([.E$31:.E96]))" office:value-type="float" office:value="55267" calcext:value-type="float">
            <text:p>55267</text:p>
          </table:table-cell>
          <table:table-cell table:formula="of:=[.G73]" office:value-type="float" office:value="15.1984954882749" calcext:value-type="float">
            <text:p>15.1984954883</text:p>
          </table:table-cell>
          <table:table-cell table:formula="of:=[.H$31]+ROUND(100*SUM([.G$31:.G96]))" office:value-type="float" office:value="83656" calcext:value-type="float">
            <text:p>83656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19:00:00</text:p>
          </table:table-cell>
          <table:table-cell table:formula="of:=[.C74]" office:value-type="float" office:value="16.2132659765397" calcext:value-type="float">
            <text:p>16.2132659765</text:p>
          </table:table-cell>
          <table:table-cell table:formula="of:=[.D$31]+ROUND(100*SUM([.C$31:.C97]))" office:value-type="float" office:value="113375" calcext:value-type="float">
            <text:p>113375</text:p>
          </table:table-cell>
          <table:table-cell table:formula="of:=[.E74]" office:value-type="float" office:value="12.5719812789421" calcext:value-type="float">
            <text:p>12.5719812789</text:p>
          </table:table-cell>
          <table:table-cell table:formula="of:=[.F$31]+ROUND(100*SUM([.E$31:.E97]))" office:value-type="float" office:value="56565" calcext:value-type="float">
            <text:p>56565</text:p>
          </table:table-cell>
          <table:table-cell table:formula="of:=[.G74]" office:value-type="float" office:value="13.6214114844126" calcext:value-type="float">
            <text:p>13.6214114844</text:p>
          </table:table-cell>
          <table:table-cell table:formula="of:=[.H$31]+ROUND(100*SUM([.G$31:.G97]))" office:value-type="float" office:value="85176" calcext:value-type="float">
            <text:p>85176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20:00:00</text:p>
          </table:table-cell>
          <table:table-cell table:formula="of:=[.C75]" office:value-type="float" office:value="15.1066617212206" calcext:value-type="float">
            <text:p>15.1066617212</text:p>
          </table:table-cell>
          <table:table-cell table:formula="of:=[.D$31]+ROUND(100*SUM([.C$31:.C98]))" office:value-type="float" office:value="114997" calcext:value-type="float">
            <text:p>114997</text:p>
          </table:table-cell>
          <table:table-cell table:formula="of:=[.E75]" office:value-type="float" office:value="9.59698127894205" calcext:value-type="float">
            <text:p>9.5969812789</text:p>
          </table:table-cell>
          <table:table-cell table:formula="of:=[.F$31]+ROUND(100*SUM([.E$31:.E98]))" office:value-type="float" office:value="57822" calcext:value-type="float">
            <text:p>57822</text:p>
          </table:table-cell>
          <table:table-cell table:formula="of:=[.G75]" office:value-type="float" office:value="12.1426472269473" calcext:value-type="float">
            <text:p>12.1426472269</text:p>
          </table:table-cell>
          <table:table-cell table:formula="of:=[.H$31]+ROUND(100*SUM([.G$31:.G98]))" office:value-type="float" office:value="86538" calcext:value-type="float">
            <text:p>86538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21:00:00</text:p>
          </table:table-cell>
          <table:table-cell table:formula="of:=[.C76]" office:value-type="float" office:value="13.6205687698358" calcext:value-type="float">
            <text:p>13.6205687698</text:p>
          </table:table-cell>
          <table:table-cell table:formula="of:=[.D$31]+ROUND(100*SUM([.C$31:.C99]))" office:value-type="float" office:value="116507" calcext:value-type="float">
            <text:p>116507</text:p>
          </table:table-cell>
          <table:table-cell table:formula="of:=[.E76]" office:value-type="float" office:value="6.52601353700662" calcext:value-type="float">
            <text:p>6.526013537</text:p>
          </table:table-cell>
          <table:table-cell table:formula="of:=[.F$31]+ROUND(100*SUM([.E$31:.E99]))" office:value-type="float" office:value="58782" calcext:value-type="float">
            <text:p>58782</text:p>
          </table:table-cell>
          <table:table-cell table:formula="of:=[.G76]" office:value-type="float" office:value="10.30339059317" calcext:value-type="float">
            <text:p>10.3033905932</text:p>
          </table:table-cell>
          <table:table-cell table:formula="of:=[.H$31]+ROUND(100*SUM([.G$31:.G99]))" office:value-type="float" office:value="87753" calcext:value-type="float">
            <text:p>87753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22:00:00</text:p>
          </table:table-cell>
          <table:table-cell table:formula="of:=[.C77]" office:value-type="float" office:value="11.9771248000692" calcext:value-type="float">
            <text:p>11.9771248001</text:p>
          </table:table-cell>
          <table:table-cell table:formula="of:=[.D$31]+ROUND(100*SUM([.C$31:.C100]))" office:value-type="float" office:value="117869" calcext:value-type="float">
            <text:p>117869</text:p>
          </table:table-cell>
          <table:table-cell table:formula="of:=[.E77]" office:value-type="float" office:value="5.33803391052101" calcext:value-type="float">
            <text:p>5.3380339105</text:p>
          </table:table-cell>
          <table:table-cell table:formula="of:=[.F$31]+ROUND(100*SUM([.E$31:.E100]))" office:value-type="float" office:value="59434" calcext:value-type="float">
            <text:p>59434</text:p>
          </table:table-cell>
          <table:table-cell table:formula="of:=[.G77]" office:value-type="float" office:value="7.16081887916975" calcext:value-type="float">
            <text:p>7.1608188792</text:p>
          </table:table-cell>
          <table:table-cell table:formula="of:=[.H$31]+ROUND(100*SUM([.G$31:.G100]))" office:value-type="float" office:value="88783" calcext:value-type="float">
            <text:p>88783</text:p>
          </table:table-cell>
          <table:table-cell/>
        </table:table-row>
        <table:table-row table:style-name="ro1">
          <table:table-cell office:value-type="string" calcext:value-type="string">
            <text:p>03/08/15</text:p>
          </table:table-cell>
          <table:table-cell office:value-type="string" calcext:value-type="string">
            <text:p>23:00:00</text:p>
          </table:table-cell>
          <table:table-cell table:formula="of:=[.C78]" office:value-type="float" office:value="9.56866246776776" calcext:value-type="float">
            <text:p>9.5686624678</text:p>
          </table:table-cell>
          <table:table-cell table:formula="of:=[.D$31]+ROUND(100*SUM([.C$31:.C101]))" office:value-type="float" office:value="119067" calcext:value-type="float">
            <text:p>119067</text:p>
          </table:table-cell>
          <table:table-cell table:formula="of:=[.E78]" office:value-type="float" office:value="0.0769812789420731" calcext:value-type="float">
            <text:p>0.0769812789</text:p>
          </table:table-cell>
          <table:table-cell table:formula="of:=[.F$31]+ROUND(100*SUM([.E$31:.E101]))" office:value-type="float" office:value="59968" calcext:value-type="float">
            <text:p>59968</text:p>
          </table:table-cell>
          <table:table-cell table:formula="of:=[.G78]" office:value-type="float" office:value="5.00868529846475" calcext:value-type="float">
            <text:p>5.0086852985</text:p>
          </table:table-cell>
          <table:table-cell table:formula="of:=[.H$31]+ROUND(100*SUM([.G$31:.G101]))" office:value-type="float" office:value="89499" calcext:value-type="float">
            <text:p>89499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0:00:00</text:p>
          </table:table-cell>
          <table:table-cell table:formula="of:=[.C79]" office:value-type="float" office:value="8.90745728088763" calcext:value-type="float">
            <text:p>8.9074572809</text:p>
          </table:table-cell>
          <table:table-cell table:formula="of:=[.D$31]+ROUND(100*SUM([.C$31:.C102]))" office:value-type="float" office:value="120024" calcext:value-type="float">
            <text:p>120024</text:p>
          </table:table-cell>
          <table:table-cell table:formula="of:=[.E79]" office:value-type="float" office:value="0.0769812789420731" calcext:value-type="float">
            <text:p>0.0769812789</text:p>
          </table:table-cell>
          <table:table-cell table:formula="of:=[.F$31]+ROUND(100*SUM([.E$31:.E102]))" office:value-type="float" office:value="59976" calcext:value-type="float">
            <text:p>59976</text:p>
          </table:table-cell>
          <table:table-cell table:formula="of:=[.G79]" office:value-type="float" office:value="4.69192888414738" calcext:value-type="float">
            <text:p>4.6919288841</text:p>
          </table:table-cell>
          <table:table-cell table:formula="of:=[.H$31]+ROUND(100*SUM([.G$31:.G102]))"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1:00:00</text:p>
          </table:table-cell>
          <table:table-cell table:formula="of:=[.C80]" office:value-type="float" office:value="6.66296920234616" calcext:value-type="float">
            <text:p>6.6629692023</text:p>
          </table:table-cell>
          <table:table-cell table:formula="of:=[.D$31]+ROUND(100*SUM([.C$31:.C103]))" office:value-type="float" office:value="120915" calcext:value-type="float">
            <text:p>120915</text:p>
          </table:table-cell>
          <table:table-cell table:formula="of:=[.E80]" office:value-type="float" office:value="0.0769812789420731" calcext:value-type="float">
            <text:p>0.0769812789</text:p>
          </table:table-cell>
          <table:table-cell table:formula="of:=[.F$31]+ROUND(100*SUM([.E$31:.E103]))" office:value-type="float" office:value="59984" calcext:value-type="float">
            <text:p>59984</text:p>
          </table:table-cell>
          <table:table-cell table:formula="of:=[.G80]" office:value-type="float" office:value="3.5483199376845" calcext:value-type="float">
            <text:p>3.5483199377</text:p>
          </table:table-cell>
          <table:table-cell table:formula="of:=[.H$31]+ROUND(100*SUM([.G$31:.G103]))" office:value-type="float" office:value="90469" calcext:value-type="float">
            <text:p>90469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2:00:00</text:p>
          </table:table-cell>
          <table:table-cell table:formula="of:=[.C81]" office:value-type="float" office:value="5.84499555400456" calcext:value-type="float">
            <text:p>5.844995554</text:p>
          </table:table-cell>
          <table:table-cell table:formula="of:=[.D$31]+ROUND(100*SUM([.C$31:.C104]))" office:value-type="float" office:value="121581" calcext:value-type="float">
            <text:p>121581</text:p>
          </table:table-cell>
          <table:table-cell table:formula="of:=[.E81]" office:value-type="float" office:value="0.0769812789420731" calcext:value-type="float">
            <text:p>0.0769812789</text:p>
          </table:table-cell>
          <table:table-cell table:formula="of:=[.F$31]+ROUND(100*SUM([.E$31:.E104]))" office:value-type="float" office:value="59991" calcext:value-type="float">
            <text:p>59991</text:p>
          </table:table-cell>
          <table:table-cell table:formula="of:=[.G81]" office:value-type="float" office:value="3.69319044848712" calcext:value-type="float">
            <text:p>3.6931904485</text:p>
          </table:table-cell>
          <table:table-cell table:formula="of:=[.H$31]+ROUND(100*SUM([.G$31:.G104]))" office:value-type="float" office:value="90824" calcext:value-type="float">
            <text:p>90824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3:00:00</text:p>
          </table:table-cell>
          <table:table-cell table:formula="of:=[.C82]" office:value-type="float" office:value="6.69784976032348" calcext:value-type="float">
            <text:p>6.6978497603</text:p>
          </table:table-cell>
          <table:table-cell table:formula="of:=[.D$31]+ROUND(100*SUM([.C$31:.C105]))" office:value-type="float" office:value="122166" calcext:value-type="float">
            <text:p>122166</text:p>
          </table:table-cell>
          <table:table-cell table:formula="of:=[.E82]" office:value-type="float" office:value="0.0769812789420731" calcext:value-type="float">
            <text:p>0.0769812789</text:p>
          </table:table-cell>
          <table:table-cell table:formula="of:=[.F$31]+ROUND(100*SUM([.E$31:.E105]))" office:value-type="float" office:value="59999" calcext:value-type="float">
            <text:p>59999</text:p>
          </table:table-cell>
          <table:table-cell table:formula="of:=[.G82]" office:value-type="float" office:value="3.64366733770213" calcext:value-type="float">
            <text:p>3.6436673377</text:p>
          </table:table-cell>
          <table:table-cell table:formula="of:=[.H$31]+ROUND(100*SUM([.G$31:.G105]))" office:value-type="float" office:value="91193" calcext:value-type="float">
            <text:p>91193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4:00:00</text:p>
          </table:table-cell>
          <table:table-cell table:formula="of:=[.C83]" office:value-type="float" office:value="7.35435169082542" calcext:value-type="float">
            <text:p>7.3543516908</text:p>
          </table:table-cell>
          <table:table-cell table:formula="of:=[.D$31]+ROUND(100*SUM([.C$31:.C106]))" office:value-type="float" office:value="122835" calcext:value-type="float">
            <text:p>122835</text:p>
          </table:table-cell>
          <table:table-cell table:formula="of:=[.E83]" office:value-type="float" office:value="0.0769812789420731" calcext:value-type="float">
            <text:p>0.0769812789</text:p>
          </table:table-cell>
          <table:table-cell table:formula="of:=[.F$31]+ROUND(100*SUM([.E$31:.E106]))" office:value-type="float" office:value="60007" calcext:value-type="float">
            <text:p>60007</text:p>
          </table:table-cell>
          <table:table-cell table:formula="of:=[.G83]" office:value-type="float" office:value="5.41089502903263" calcext:value-type="float">
            <text:p>5.410895029</text:p>
          </table:table-cell>
          <table:table-cell table:formula="of:=[.H$31]+ROUND(100*SUM([.G$31:.G106]))" office:value-type="float" office:value="91558" calcext:value-type="float">
            <text:p>91558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5:00:00</text:p>
          </table:table-cell>
          <table:table-cell table:formula="of:=[.C84]" office:value-type="float" office:value="16.2132659765397" calcext:value-type="float">
            <text:p>16.2132659765</text:p>
          </table:table-cell>
          <table:table-cell table:formula="of:=[.D$31]+ROUND(100*SUM([.C$31:.C107]))" office:value-type="float" office:value="123571" calcext:value-type="float">
            <text:p>123571</text:p>
          </table:table-cell>
          <table:table-cell table:formula="of:=[.E84]" office:value-type="float" office:value="17.461329105029" calcext:value-type="float">
            <text:p>17.461329105</text:p>
          </table:table-cell>
          <table:table-cell table:formula="of:=[.F$31]+ROUND(100*SUM([.E$31:.E107]))" office:value-type="float" office:value="60014" calcext:value-type="float">
            <text:p>60014</text:p>
          </table:table-cell>
          <table:table-cell table:formula="of:=[.G84]" office:value-type="float" office:value="12.1426472269473" calcext:value-type="float">
            <text:p>12.1426472269</text:p>
          </table:table-cell>
          <table:table-cell table:formula="of:=[.H$31]+ROUND(100*SUM([.G$31:.G107]))" office:value-type="float" office:value="92099" calcext:value-type="float">
            <text:p>92099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6:00:00</text:p>
          </table:table-cell>
          <table:table-cell table:formula="of:=[.C85]" office:value-type="float" office:value="20.5531168239974" calcext:value-type="float">
            <text:p>20.553116824</text:p>
          </table:table-cell>
          <table:table-cell table:formula="of:=[.D$31]+ROUND(100*SUM([.C$31:.C108]))" office:value-type="float" office:value="125192" calcext:value-type="float">
            <text:p>125192</text:p>
          </table:table-cell>
          <table:table-cell table:formula="of:=[.E85]" office:value-type="float" office:value="15.8601391736789" calcext:value-type="float">
            <text:p>15.8601391737</text:p>
          </table:table-cell>
          <table:table-cell table:formula="of:=[.F$31]+ROUND(100*SUM([.E$31:.E108]))" office:value-type="float" office:value="61761" calcext:value-type="float">
            <text:p>61761</text:p>
          </table:table-cell>
          <table:table-cell table:formula="of:=[.G85]" office:value-type="float" office:value="15.8632628197089" calcext:value-type="float">
            <text:p>15.8632628197</text:p>
          </table:table-cell>
          <table:table-cell table:formula="of:=[.H$31]+ROUND(100*SUM([.G$31:.G108]))" office:value-type="float" office:value="93313" calcext:value-type="float">
            <text:p>93313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7:00:00</text:p>
          </table:table-cell>
          <table:table-cell table:formula="of:=[.C86]" office:value-type="float" office:value="22.072361058507" calcext:value-type="float">
            <text:p>22.0723610585</text:p>
          </table:table-cell>
          <table:table-cell table:formula="of:=[.D$31]+ROUND(100*SUM([.C$31:.C109]))" office:value-type="float" office:value="127247" calcext:value-type="float">
            <text:p>127247</text:p>
          </table:table-cell>
          <table:table-cell table:formula="of:=[.E86]" office:value-type="float" office:value="12.5719812789421" calcext:value-type="float">
            <text:p>12.5719812789</text:p>
          </table:table-cell>
          <table:table-cell table:formula="of:=[.F$31]+ROUND(100*SUM([.E$31:.E109]))" office:value-type="float" office:value="63347" calcext:value-type="float">
            <text:p>63347</text:p>
          </table:table-cell>
          <table:table-cell table:formula="of:=[.G86]" office:value-type="float" office:value="16.7493639746273" calcext:value-type="float">
            <text:p>16.7493639746</text:p>
          </table:table-cell>
          <table:table-cell table:formula="of:=[.H$31]+ROUND(100*SUM([.G$31:.G109]))" office:value-type="float" office:value="94899" calcext:value-type="float">
            <text:p>94899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8:00:00</text:p>
          </table:table-cell>
          <table:table-cell table:formula="of:=[.C87]" office:value-type="float" office:value="25.5315849638814" calcext:value-type="float">
            <text:p>25.5315849639</text:p>
          </table:table-cell>
          <table:table-cell table:formula="of:=[.D$31]+ROUND(100*SUM([.C$31:.C110]))" office:value-type="float" office:value="129455" calcext:value-type="float">
            <text:p>129455</text:p>
          </table:table-cell>
          <table:table-cell table:formula="of:=[.E87]" office:value-type="float" office:value="13.4049812789421" calcext:value-type="float">
            <text:p>13.4049812789</text:p>
          </table:table-cell>
          <table:table-cell table:formula="of:=[.F$31]+ROUND(100*SUM([.E$31:.E110]))" office:value-type="float" office:value="64604" calcext:value-type="float">
            <text:p>64604</text:p>
          </table:table-cell>
          <table:table-cell table:formula="of:=[.G87]" office:value-type="float" office:value="20.4388801036595" calcext:value-type="float">
            <text:p>20.4388801037</text:p>
          </table:table-cell>
          <table:table-cell table:formula="of:=[.H$31]+ROUND(100*SUM([.G$31:.G110]))" office:value-type="float" office:value="96574" calcext:value-type="float">
            <text:p>96574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09:00:00</text:p>
          </table:table-cell>
          <table:table-cell table:formula="of:=[.C88]" office:value-type="float" office:value="25.6119707384444" calcext:value-type="float">
            <text:p>25.6119707384</text:p>
          </table:table-cell>
          <table:table-cell table:formula="of:=[.D$31]+ROUND(100*SUM([.C$31:.C111]))" office:value-type="float" office:value="132008" calcext:value-type="float">
            <text:p>132008</text:p>
          </table:table-cell>
          <table:table-cell table:formula="of:=[.E88]" office:value-type="float" office:value="11.1836479456087" calcext:value-type="float">
            <text:p>11.1836479456</text:p>
          </table:table-cell>
          <table:table-cell table:formula="of:=[.F$31]+ROUND(100*SUM([.E$31:.E111]))" office:value-type="float" office:value="65944" calcext:value-type="float">
            <text:p>65944</text:p>
          </table:table-cell>
          <table:table-cell table:formula="of:=[.G88]" office:value-type="float" office:value="19.3260752256108" calcext:value-type="float">
            <text:p>19.3260752256</text:p>
          </table:table-cell>
          <table:table-cell table:formula="of:=[.H$31]+ROUND(100*SUM([.G$31:.G111]))" office:value-type="float" office:value="98618" calcext:value-type="float">
            <text:p>98618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0:00:00</text:p>
          </table:table-cell>
          <table:table-cell table:formula="of:=[.C89]" office:value-type="float" office:value="24.4573387038123" calcext:value-type="float">
            <text:p>24.4573387038</text:p>
          </table:table-cell>
          <table:table-cell table:formula="of:=[.D$31]+ROUND(100*SUM([.C$31:.C112]))" office:value-type="float" office:value="134569" calcext:value-type="float">
            <text:p>134569</text:p>
          </table:table-cell>
          <table:table-cell table:formula="of:=[.E89]" office:value-type="float" office:value="11.5009812789421" calcext:value-type="float">
            <text:p>11.5009812789</text:p>
          </table:table-cell>
          <table:table-cell table:formula="of:=[.F$31]+ROUND(100*SUM([.E$31:.E112]))" office:value-type="float" office:value="67063" calcext:value-type="float">
            <text:p>67063</text:p>
          </table:table-cell>
          <table:table-cell table:formula="of:=[.G89]" office:value-type="float" office:value="18.8279646107017" calcext:value-type="float">
            <text:p>18.8279646107</text:p>
          </table:table-cell>
          <table:table-cell table:formula="of:=[.H$31]+ROUND(100*SUM([.G$31:.G112]))" office:value-type="float" office:value="100551" calcext:value-type="float">
            <text:p>100551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1:00:00</text:p>
          </table:table-cell>
          <table:table-cell table:formula="of:=[.C90]" office:value-type="float" office:value="22.8561037123888" calcext:value-type="float">
            <text:p>22.8561037124</text:p>
          </table:table-cell>
          <table:table-cell table:formula="of:=[.D$31]+ROUND(100*SUM([.C$31:.C113]))" office:value-type="float" office:value="137015" calcext:value-type="float">
            <text:p>137015</text:p>
          </table:table-cell>
          <table:table-cell table:formula="of:=[.E90]" office:value-type="float" office:value="10.8834677654286" calcext:value-type="float">
            <text:p>10.8834677654</text:p>
          </table:table-cell>
          <table:table-cell table:formula="of:=[.F$31]+ROUND(100*SUM([.E$31:.E113]))" office:value-type="float" office:value="68213" calcext:value-type="float">
            <text:p>68213</text:p>
          </table:table-cell>
          <table:table-cell table:formula="of:=[.G90]" office:value-type="float" office:value="17.6862205291914" calcext:value-type="float">
            <text:p>17.6862205292</text:p>
          </table:table-cell>
          <table:table-cell table:formula="of:=[.H$31]+ROUND(100*SUM([.G$31:.G113]))" office:value-type="float" office:value="102434" calcext:value-type="float">
            <text:p>102434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2:00:00</text:p>
          </table:table-cell>
          <table:table-cell table:formula="of:=[.C91]" office:value-type="float" office:value="23.3360775372333" calcext:value-type="float">
            <text:p>23.3360775372</text:p>
          </table:table-cell>
          <table:table-cell table:formula="of:=[.D$31]+ROUND(100*SUM([.C$31:.C114]))" office:value-type="float" office:value="139300" calcext:value-type="float">
            <text:p>139300</text:p>
          </table:table-cell>
          <table:table-cell table:formula="of:=[.E91]" office:value-type="float" office:value="11.1836479456087" calcext:value-type="float">
            <text:p>11.1836479456</text:p>
          </table:table-cell>
          <table:table-cell table:formula="of:=[.F$31]+ROUND(100*SUM([.E$31:.E114]))" office:value-type="float" office:value="69301" calcext:value-type="float">
            <text:p>69301</text:p>
          </table:table-cell>
          <table:table-cell table:formula="of:=[.G91]" office:value-type="float" office:value="17.9956982854776" calcext:value-type="float">
            <text:p>17.9956982855</text:p>
          </table:table-cell>
          <table:table-cell table:formula="of:=[.H$31]+ROUND(100*SUM([.G$31:.G114]))" office:value-type="float" office:value="104202" calcext:value-type="float">
            <text:p>104202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3:00:00</text:p>
          </table:table-cell>
          <table:table-cell table:formula="of:=[.C92]" office:value-type="float" office:value="21.5476659765397" calcext:value-type="float">
            <text:p>21.5476659765</text:p>
          </table:table-cell>
          <table:table-cell table:formula="of:=[.D$31]+ROUND(100*SUM([.C$31:.C115]))" office:value-type="float" office:value="141634" calcext:value-type="float">
            <text:p>141634</text:p>
          </table:table-cell>
          <table:table-cell table:formula="of:=[.E92]" office:value-type="float" office:value="10.3292889712498" calcext:value-type="float">
            <text:p>10.3292889712</text:p>
          </table:table-cell>
          <table:table-cell table:formula="of:=[.F$31]+ROUND(100*SUM([.E$31:.E115]))" office:value-type="float" office:value="70420" calcext:value-type="float">
            <text:p>70420</text:p>
          </table:table-cell>
          <table:table-cell table:formula="of:=[.G92]" office:value-type="float" office:value="16.1318717354586" calcext:value-type="float">
            <text:p>16.1318717355</text:p>
          </table:table-cell>
          <table:table-cell table:formula="of:=[.H$31]+ROUND(100*SUM([.G$31:.G115]))" office:value-type="float" office:value="106002" calcext:value-type="float">
            <text:p>106002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4:00:00</text:p>
          </table:table-cell>
          <table:table-cell table:formula="of:=[.C93]" office:value-type="float" office:value="19.9942418007156" calcext:value-type="float">
            <text:p>19.9942418007</text:p>
          </table:table-cell>
          <table:table-cell table:formula="of:=[.D$31]+ROUND(100*SUM([.C$31:.C116]))" office:value-type="float" office:value="143789" calcext:value-type="float">
            <text:p>143789</text:p>
          </table:table-cell>
          <table:table-cell table:formula="of:=[.E93]" office:value-type="float" office:value="10.0729812789421" calcext:value-type="float">
            <text:p>10.0729812789</text:p>
          </table:table-cell>
          <table:table-cell table:formula="of:=[.F$31]+ROUND(100*SUM([.E$31:.E116]))" office:value-type="float" office:value="71452" calcext:value-type="float">
            <text:p>71452</text:p>
          </table:table-cell>
          <table:table-cell table:formula="of:=[.G93]" office:value-type="float" office:value="15.1984954882749" calcext:value-type="float">
            <text:p>15.1984954883</text:p>
          </table:table-cell>
          <table:table-cell table:formula="of:=[.H$31]+ROUND(100*SUM([.G$31:.G116]))" office:value-type="float" office:value="107615" calcext:value-type="float">
            <text:p>107615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5:00:00</text:p>
          </table:table-cell>
          <table:table-cell table:formula="of:=[.C94]" office:value-type="float" office:value="19.3628319339866" calcext:value-type="float">
            <text:p>19.362831934</text:p>
          </table:table-cell>
          <table:table-cell table:formula="of:=[.D$31]+ROUND(100*SUM([.C$31:.C117]))" office:value-type="float" office:value="145788" calcext:value-type="float">
            <text:p>145788</text:p>
          </table:table-cell>
          <table:table-cell table:formula="of:=[.E94]" office:value-type="float" office:value="6.74098127894207" calcext:value-type="float">
            <text:p>6.7409812789</text:p>
          </table:table-cell>
          <table:table-cell table:formula="of:=[.F$31]+ROUND(100*SUM([.E$31:.E117]))" office:value-type="float" office:value="72460" calcext:value-type="float">
            <text:p>72460</text:p>
          </table:table-cell>
          <table:table-cell table:formula="of:=[.G94]" office:value-type="float" office:value="14.4480264451229" calcext:value-type="float">
            <text:p>14.4480264451</text:p>
          </table:table-cell>
          <table:table-cell table:formula="of:=[.H$31]+ROUND(100*SUM([.G$31:.G117]))" office:value-type="float" office:value="109135" calcext:value-type="float">
            <text:p>109135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6:00:00</text:p>
          </table:table-cell>
          <table:table-cell table:formula="of:=[.C95]" office:value-type="float" office:value="19.3755749585757" calcext:value-type="float">
            <text:p>19.3755749586</text:p>
          </table:table-cell>
          <table:table-cell table:formula="of:=[.D$31]+ROUND(100*SUM([.C$31:.C118]))" office:value-type="float" office:value="147724" calcext:value-type="float">
            <text:p>147724</text:p>
          </table:table-cell>
          <table:table-cell table:formula="of:=[.E95]" office:value-type="float" office:value="10.0729812789421" calcext:value-type="float">
            <text:p>10.0729812789</text:p>
          </table:table-cell>
          <table:table-cell table:formula="of:=[.F$31]+ROUND(100*SUM([.E$31:.E118]))" office:value-type="float" office:value="73134" calcext:value-type="float">
            <text:p>73134</text:p>
          </table:table-cell>
          <table:table-cell table:formula="of:=[.G95]" office:value-type="float" office:value="15.1005043074811" calcext:value-type="float">
            <text:p>15.1005043075</text:p>
          </table:table-cell>
          <table:table-cell table:formula="of:=[.H$31]+ROUND(100*SUM([.G$31:.G118]))" office:value-type="float" office:value="110580" calcext:value-type="float">
            <text:p>110580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7:00:00</text:p>
          </table:table-cell>
          <table:table-cell table:formula="of:=[.C96]" office:value-type="float" office:value="18.8184380695629" calcext:value-type="float">
            <text:p>18.8184380696</text:p>
          </table:table-cell>
          <table:table-cell table:formula="of:=[.D$31]+ROUND(100*SUM([.C$31:.C119]))" office:value-type="float" office:value="149662" calcext:value-type="float">
            <text:p>149662</text:p>
          </table:table-cell>
          <table:table-cell table:formula="of:=[.E96]" office:value-type="float" office:value="11.1836479456087" calcext:value-type="float">
            <text:p>11.1836479456</text:p>
          </table:table-cell>
          <table:table-cell table:formula="of:=[.F$31]+ROUND(100*SUM([.E$31:.E119]))" office:value-type="float" office:value="74141" calcext:value-type="float">
            <text:p>74141</text:p>
          </table:table-cell>
          <table:table-cell table:formula="of:=[.G96]" office:value-type="float" office:value="15.6675386402449" calcext:value-type="float">
            <text:p>15.6675386402</text:p>
          </table:table-cell>
          <table:table-cell table:formula="of:=[.H$31]+ROUND(100*SUM([.G$31:.G119]))" office:value-type="float" office:value="112090" calcext:value-type="float">
            <text:p>112090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8:00:00</text:p>
          </table:table-cell>
          <table:table-cell table:formula="of:=[.C97]" office:value-type="float" office:value="18.3955205219942" calcext:value-type="float">
            <text:p>18.395520522</text:p>
          </table:table-cell>
          <table:table-cell table:formula="of:=[.D$31]+ROUND(100*SUM([.C$31:.C120]))" office:value-type="float" office:value="151544" calcext:value-type="float">
            <text:p>151544</text:p>
          </table:table-cell>
          <table:table-cell table:formula="of:=[.E97]" office:value-type="float" office:value="12.9750457950711" calcext:value-type="float">
            <text:p>12.9750457951</text:p>
          </table:table-cell>
          <table:table-cell table:formula="of:=[.F$31]+ROUND(100*SUM([.E$31:.E120]))" office:value-type="float" office:value="75259" calcext:value-type="float">
            <text:p>75259</text:p>
          </table:table-cell>
          <table:table-cell table:formula="of:=[.G97]" office:value-type="float" office:value="15.1984954882749" calcext:value-type="float">
            <text:p>15.1984954883</text:p>
          </table:table-cell>
          <table:table-cell table:formula="of:=[.H$31]+ROUND(100*SUM([.G$31:.G120]))" office:value-type="float" office:value="113656" calcext:value-type="float">
            <text:p>113656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19:00:00</text:p>
          </table:table-cell>
          <table:table-cell table:formula="of:=[.C98]" office:value-type="float" office:value="16.2132659765397" calcext:value-type="float">
            <text:p>16.2132659765</text:p>
          </table:table-cell>
          <table:table-cell table:formula="of:=[.D$31]+ROUND(100*SUM([.C$31:.C121]))" office:value-type="float" office:value="153383" calcext:value-type="float">
            <text:p>153383</text:p>
          </table:table-cell>
          <table:table-cell table:formula="of:=[.E98]" office:value-type="float" office:value="12.5719812789421" calcext:value-type="float">
            <text:p>12.5719812789</text:p>
          </table:table-cell>
          <table:table-cell table:formula="of:=[.F$31]+ROUND(100*SUM([.E$31:.E121]))" office:value-type="float" office:value="76557" calcext:value-type="float">
            <text:p>76557</text:p>
          </table:table-cell>
          <table:table-cell table:formula="of:=[.G98]" office:value-type="float" office:value="13.6214114844126" calcext:value-type="float">
            <text:p>13.6214114844</text:p>
          </table:table-cell>
          <table:table-cell table:formula="of:=[.H$31]+ROUND(100*SUM([.G$31:.G121]))" office:value-type="float" office:value="115176" calcext:value-type="float">
            <text:p>115176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20:00:00</text:p>
          </table:table-cell>
          <table:table-cell table:formula="of:=[.C99]" office:value-type="float" office:value="15.1066617212206" calcext:value-type="float">
            <text:p>15.1066617212</text:p>
          </table:table-cell>
          <table:table-cell table:formula="of:=[.D$31]+ROUND(100*SUM([.C$31:.C122]))" office:value-type="float" office:value="155005" calcext:value-type="float">
            <text:p>155005</text:p>
          </table:table-cell>
          <table:table-cell table:formula="of:=[.E99]" office:value-type="float" office:value="9.59698127894205" calcext:value-type="float">
            <text:p>9.5969812789</text:p>
          </table:table-cell>
          <table:table-cell table:formula="of:=[.F$31]+ROUND(100*SUM([.E$31:.E122]))" office:value-type="float" office:value="77814" calcext:value-type="float">
            <text:p>77814</text:p>
          </table:table-cell>
          <table:table-cell table:formula="of:=[.G99]" office:value-type="float" office:value="12.1426472269473" calcext:value-type="float">
            <text:p>12.1426472269</text:p>
          </table:table-cell>
          <table:table-cell table:formula="of:=[.H$31]+ROUND(100*SUM([.G$31:.G122]))" office:value-type="float" office:value="116538" calcext:value-type="float">
            <text:p>116538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21:00:00</text:p>
          </table:table-cell>
          <table:table-cell table:formula="of:=[.C100]" office:value-type="float" office:value="13.6205687698358" calcext:value-type="float">
            <text:p>13.6205687698</text:p>
          </table:table-cell>
          <table:table-cell table:formula="of:=[.D$31]+ROUND(100*SUM([.C$31:.C123]))" office:value-type="float" office:value="156515" calcext:value-type="float">
            <text:p>156515</text:p>
          </table:table-cell>
          <table:table-cell table:formula="of:=[.E100]" office:value-type="float" office:value="6.52601353700662" calcext:value-type="float">
            <text:p>6.526013537</text:p>
          </table:table-cell>
          <table:table-cell table:formula="of:=[.F$31]+ROUND(100*SUM([.E$31:.E123]))" office:value-type="float" office:value="78774" calcext:value-type="float">
            <text:p>78774</text:p>
          </table:table-cell>
          <table:table-cell table:formula="of:=[.G100]" office:value-type="float" office:value="10.30339059317" calcext:value-type="float">
            <text:p>10.3033905932</text:p>
          </table:table-cell>
          <table:table-cell table:formula="of:=[.H$31]+ROUND(100*SUM([.G$31:.G123]))" office:value-type="float" office:value="117753" calcext:value-type="float">
            <text:p>117753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22:00:00</text:p>
          </table:table-cell>
          <table:table-cell table:formula="of:=[.C101]" office:value-type="float" office:value="11.9771248000692" calcext:value-type="float">
            <text:p>11.9771248001</text:p>
          </table:table-cell>
          <table:table-cell table:formula="of:=[.D$31]+ROUND(100*SUM([.C$31:.C124]))" office:value-type="float" office:value="157877" calcext:value-type="float">
            <text:p>157877</text:p>
          </table:table-cell>
          <table:table-cell table:formula="of:=[.E101]" office:value-type="float" office:value="5.33803391052101" calcext:value-type="float">
            <text:p>5.3380339105</text:p>
          </table:table-cell>
          <table:table-cell table:formula="of:=[.F$31]+ROUND(100*SUM([.E$31:.E124]))" office:value-type="float" office:value="79426" calcext:value-type="float">
            <text:p>79426</text:p>
          </table:table-cell>
          <table:table-cell table:formula="of:=[.G101]" office:value-type="float" office:value="7.16081887916975" calcext:value-type="float">
            <text:p>7.1608188792</text:p>
          </table:table-cell>
          <table:table-cell table:formula="of:=[.H$31]+ROUND(100*SUM([.G$31:.G124]))" office:value-type="float" office:value="118783" calcext:value-type="float">
            <text:p>118783</text:p>
          </table:table-cell>
          <table:table-cell/>
        </table:table-row>
        <table:table-row table:style-name="ro1">
          <table:table-cell office:value-type="string" calcext:value-type="string">
            <text:p>04/08/15</text:p>
          </table:table-cell>
          <table:table-cell office:value-type="string" calcext:value-type="string">
            <text:p>23:00:00</text:p>
          </table:table-cell>
          <table:table-cell table:formula="of:=[.C102]" office:value-type="float" office:value="9.56866246776776" calcext:value-type="float">
            <text:p>9.5686624678</text:p>
          </table:table-cell>
          <table:table-cell table:formula="of:=[.D$31]+ROUND(100*SUM([.C$31:.C125]))" office:value-type="float" office:value="159075" calcext:value-type="float">
            <text:p>159075</text:p>
          </table:table-cell>
          <table:table-cell table:formula="of:=[.E102]" office:value-type="float" office:value="0.0769812789420731" calcext:value-type="float">
            <text:p>0.0769812789</text:p>
          </table:table-cell>
          <table:table-cell table:formula="of:=[.F$31]+ROUND(100*SUM([.E$31:.E125]))" office:value-type="float" office:value="79960" calcext:value-type="float">
            <text:p>79960</text:p>
          </table:table-cell>
          <table:table-cell table:formula="of:=[.G102]" office:value-type="float" office:value="5.00868529846475" calcext:value-type="float">
            <text:p>5.0086852985</text:p>
          </table:table-cell>
          <table:table-cell table:formula="of:=[.H$31]+ROUND(100*SUM([.G$31:.G125]))" office:value-type="float" office:value="119499" calcext:value-type="float">
            <text:p>119499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0:00:00</text:p>
          </table:table-cell>
          <table:table-cell table:formula="of:=[.C103]" office:value-type="float" office:value="8.90745728088763" calcext:value-type="float">
            <text:p>8.9074572809</text:p>
          </table:table-cell>
          <table:table-cell table:formula="of:=[.D$31]+ROUND(100*SUM([.C$31:.C126]))" office:value-type="float" office:value="160032" calcext:value-type="float">
            <text:p>160032</text:p>
          </table:table-cell>
          <table:table-cell table:formula="of:=[.E103]" office:value-type="float" office:value="0.0769812789420731" calcext:value-type="float">
            <text:p>0.0769812789</text:p>
          </table:table-cell>
          <table:table-cell table:formula="of:=[.F$31]+ROUND(100*SUM([.E$31:.E126]))" office:value-type="float" office:value="79968" calcext:value-type="float">
            <text:p>79968</text:p>
          </table:table-cell>
          <table:table-cell table:formula="of:=[.G103]" office:value-type="float" office:value="4.69192888414738" calcext:value-type="float">
            <text:p>4.6919288841</text:p>
          </table:table-cell>
          <table:table-cell table:formula="of:=[.H$31]+ROUND(100*SUM([.G$31:.G126]))" office:value-type="float" office:value="120000" calcext:value-type="float">
            <text:p>120000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1:00:00</text:p>
          </table:table-cell>
          <table:table-cell table:formula="of:=[.C104]" office:value-type="float" office:value="6.66296920234616" calcext:value-type="float">
            <text:p>6.6629692023</text:p>
          </table:table-cell>
          <table:table-cell table:formula="of:=[.D$31]+ROUND(100*SUM([.C$31:.C127]))" office:value-type="float" office:value="160923" calcext:value-type="float">
            <text:p>160923</text:p>
          </table:table-cell>
          <table:table-cell table:formula="of:=[.E104]" office:value-type="float" office:value="0.0769812789420731" calcext:value-type="float">
            <text:p>0.0769812789</text:p>
          </table:table-cell>
          <table:table-cell table:formula="of:=[.F$31]+ROUND(100*SUM([.E$31:.E127]))" office:value-type="float" office:value="79976" calcext:value-type="float">
            <text:p>79976</text:p>
          </table:table-cell>
          <table:table-cell table:formula="of:=[.G104]" office:value-type="float" office:value="3.5483199376845" calcext:value-type="float">
            <text:p>3.5483199377</text:p>
          </table:table-cell>
          <table:table-cell table:formula="of:=[.H$31]+ROUND(100*SUM([.G$31:.G127]))" office:value-type="float" office:value="120469" calcext:value-type="float">
            <text:p>120469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2:00:00</text:p>
          </table:table-cell>
          <table:table-cell table:formula="of:=[.C105]" office:value-type="float" office:value="5.84499555400456" calcext:value-type="float">
            <text:p>5.844995554</text:p>
          </table:table-cell>
          <table:table-cell table:formula="of:=[.D$31]+ROUND(100*SUM([.C$31:.C128]))" office:value-type="float" office:value="161589" calcext:value-type="float">
            <text:p>161589</text:p>
          </table:table-cell>
          <table:table-cell table:formula="of:=[.E105]" office:value-type="float" office:value="0.0769812789420731" calcext:value-type="float">
            <text:p>0.0769812789</text:p>
          </table:table-cell>
          <table:table-cell table:formula="of:=[.F$31]+ROUND(100*SUM([.E$31:.E128]))" office:value-type="float" office:value="79983" calcext:value-type="float">
            <text:p>79983</text:p>
          </table:table-cell>
          <table:table-cell table:formula="of:=[.G105]" office:value-type="float" office:value="3.69319044848712" calcext:value-type="float">
            <text:p>3.6931904485</text:p>
          </table:table-cell>
          <table:table-cell table:formula="of:=[.H$31]+ROUND(100*SUM([.G$31:.G128]))" office:value-type="float" office:value="120824" calcext:value-type="float">
            <text:p>120824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3:00:00</text:p>
          </table:table-cell>
          <table:table-cell table:formula="of:=[.C106]" office:value-type="float" office:value="6.69784976032348" calcext:value-type="float">
            <text:p>6.6978497603</text:p>
          </table:table-cell>
          <table:table-cell table:formula="of:=[.D$31]+ROUND(100*SUM([.C$31:.C129]))" office:value-type="float" office:value="162174" calcext:value-type="float">
            <text:p>162174</text:p>
          </table:table-cell>
          <table:table-cell table:formula="of:=[.E106]" office:value-type="float" office:value="0.0769812789420731" calcext:value-type="float">
            <text:p>0.0769812789</text:p>
          </table:table-cell>
          <table:table-cell table:formula="of:=[.F$31]+ROUND(100*SUM([.E$31:.E129]))" office:value-type="float" office:value="79991" calcext:value-type="float">
            <text:p>79991</text:p>
          </table:table-cell>
          <table:table-cell table:formula="of:=[.G106]" office:value-type="float" office:value="3.64366733770213" calcext:value-type="float">
            <text:p>3.6436673377</text:p>
          </table:table-cell>
          <table:table-cell table:formula="of:=[.H$31]+ROUND(100*SUM([.G$31:.G129]))" office:value-type="float" office:value="121193" calcext:value-type="float">
            <text:p>121193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4:00:00</text:p>
          </table:table-cell>
          <table:table-cell table:formula="of:=[.C107]" office:value-type="float" office:value="7.35435169082542" calcext:value-type="float">
            <text:p>7.3543516908</text:p>
          </table:table-cell>
          <table:table-cell table:formula="of:=[.D$31]+ROUND(100*SUM([.C$31:.C130]))" office:value-type="float" office:value="162843" calcext:value-type="float">
            <text:p>162843</text:p>
          </table:table-cell>
          <table:table-cell table:formula="of:=[.E107]" office:value-type="float" office:value="0.0769812789420731" calcext:value-type="float">
            <text:p>0.0769812789</text:p>
          </table:table-cell>
          <table:table-cell table:formula="of:=[.F$31]+ROUND(100*SUM([.E$31:.E130]))" office:value-type="float" office:value="79999" calcext:value-type="float">
            <text:p>79999</text:p>
          </table:table-cell>
          <table:table-cell table:formula="of:=[.G107]" office:value-type="float" office:value="5.41089502903263" calcext:value-type="float">
            <text:p>5.410895029</text:p>
          </table:table-cell>
          <table:table-cell table:formula="of:=[.H$31]+ROUND(100*SUM([.G$31:.G130]))" office:value-type="float" office:value="121558" calcext:value-type="float">
            <text:p>121558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5:00:00</text:p>
          </table:table-cell>
          <table:table-cell table:formula="of:=[.C108]" office:value-type="float" office:value="16.2132659765397" calcext:value-type="float">
            <text:p>16.2132659765</text:p>
          </table:table-cell>
          <table:table-cell table:formula="of:=[.D$31]+ROUND(100*SUM([.C$31:.C131]))" office:value-type="float" office:value="163579" calcext:value-type="float">
            <text:p>163579</text:p>
          </table:table-cell>
          <table:table-cell table:formula="of:=[.E108]" office:value-type="float" office:value="17.461329105029" calcext:value-type="float">
            <text:p>17.461329105</text:p>
          </table:table-cell>
          <table:table-cell table:formula="of:=[.F$31]+ROUND(100*SUM([.E$31:.E131]))" office:value-type="float" office:value="80006" calcext:value-type="float">
            <text:p>80006</text:p>
          </table:table-cell>
          <table:table-cell table:formula="of:=[.G108]" office:value-type="float" office:value="12.1426472269473" calcext:value-type="float">
            <text:p>12.1426472269</text:p>
          </table:table-cell>
          <table:table-cell table:formula="of:=[.H$31]+ROUND(100*SUM([.G$31:.G131]))" office:value-type="float" office:value="122099" calcext:value-type="float">
            <text:p>122099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6:00:00</text:p>
          </table:table-cell>
          <table:table-cell table:formula="of:=[.C109]" office:value-type="float" office:value="20.5531168239974" calcext:value-type="float">
            <text:p>20.553116824</text:p>
          </table:table-cell>
          <table:table-cell table:formula="of:=[.D$31]+ROUND(100*SUM([.C$31:.C132]))" office:value-type="float" office:value="165200" calcext:value-type="float">
            <text:p>165200</text:p>
          </table:table-cell>
          <table:table-cell table:formula="of:=[.E109]" office:value-type="float" office:value="15.8601391736789" calcext:value-type="float">
            <text:p>15.8601391737</text:p>
          </table:table-cell>
          <table:table-cell table:formula="of:=[.F$31]+ROUND(100*SUM([.E$31:.E132]))" office:value-type="float" office:value="81753" calcext:value-type="float">
            <text:p>81753</text:p>
          </table:table-cell>
          <table:table-cell table:formula="of:=[.G109]" office:value-type="float" office:value="15.8632628197089" calcext:value-type="float">
            <text:p>15.8632628197</text:p>
          </table:table-cell>
          <table:table-cell table:formula="of:=[.H$31]+ROUND(100*SUM([.G$31:.G132]))" office:value-type="float" office:value="123313" calcext:value-type="float">
            <text:p>123313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7:00:00</text:p>
          </table:table-cell>
          <table:table-cell table:formula="of:=[.C110]" office:value-type="float" office:value="22.072361058507" calcext:value-type="float">
            <text:p>22.0723610585</text:p>
          </table:table-cell>
          <table:table-cell table:formula="of:=[.D$31]+ROUND(100*SUM([.C$31:.C133]))" office:value-type="float" office:value="167255" calcext:value-type="float">
            <text:p>167255</text:p>
          </table:table-cell>
          <table:table-cell table:formula="of:=[.E110]" office:value-type="float" office:value="12.5719812789421" calcext:value-type="float">
            <text:p>12.5719812789</text:p>
          </table:table-cell>
          <table:table-cell table:formula="of:=[.F$31]+ROUND(100*SUM([.E$31:.E133]))" office:value-type="float" office:value="83339" calcext:value-type="float">
            <text:p>83339</text:p>
          </table:table-cell>
          <table:table-cell table:formula="of:=[.G110]" office:value-type="float" office:value="16.7493639746273" calcext:value-type="float">
            <text:p>16.7493639746</text:p>
          </table:table-cell>
          <table:table-cell table:formula="of:=[.H$31]+ROUND(100*SUM([.G$31:.G133]))" office:value-type="float" office:value="124899" calcext:value-type="float">
            <text:p>124899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8:00:00</text:p>
          </table:table-cell>
          <table:table-cell table:formula="of:=[.C111]" office:value-type="float" office:value="25.5315849638814" calcext:value-type="float">
            <text:p>25.5315849639</text:p>
          </table:table-cell>
          <table:table-cell table:formula="of:=[.D$31]+ROUND(100*SUM([.C$31:.C134]))" office:value-type="float" office:value="169463" calcext:value-type="float">
            <text:p>169463</text:p>
          </table:table-cell>
          <table:table-cell table:formula="of:=[.E111]" office:value-type="float" office:value="13.4049812789421" calcext:value-type="float">
            <text:p>13.4049812789</text:p>
          </table:table-cell>
          <table:table-cell table:formula="of:=[.F$31]+ROUND(100*SUM([.E$31:.E134]))" office:value-type="float" office:value="84596" calcext:value-type="float">
            <text:p>84596</text:p>
          </table:table-cell>
          <table:table-cell table:formula="of:=[.G111]" office:value-type="float" office:value="20.4388801036595" calcext:value-type="float">
            <text:p>20.4388801037</text:p>
          </table:table-cell>
          <table:table-cell table:formula="of:=[.H$31]+ROUND(100*SUM([.G$31:.G134]))" office:value-type="float" office:value="126574" calcext:value-type="float">
            <text:p>126574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09:00:00</text:p>
          </table:table-cell>
          <table:table-cell table:formula="of:=[.C112]" office:value-type="float" office:value="25.6119707384444" calcext:value-type="float">
            <text:p>25.6119707384</text:p>
          </table:table-cell>
          <table:table-cell table:formula="of:=[.D$31]+ROUND(100*SUM([.C$31:.C135]))" office:value-type="float" office:value="172016" calcext:value-type="float">
            <text:p>172016</text:p>
          </table:table-cell>
          <table:table-cell table:formula="of:=[.E112]" office:value-type="float" office:value="11.1836479456087" calcext:value-type="float">
            <text:p>11.1836479456</text:p>
          </table:table-cell>
          <table:table-cell table:formula="of:=[.F$31]+ROUND(100*SUM([.E$31:.E135]))" office:value-type="float" office:value="85936" calcext:value-type="float">
            <text:p>85936</text:p>
          </table:table-cell>
          <table:table-cell table:formula="of:=[.G112]" office:value-type="float" office:value="19.3260752256108" calcext:value-type="float">
            <text:p>19.3260752256</text:p>
          </table:table-cell>
          <table:table-cell table:formula="of:=[.H$31]+ROUND(100*SUM([.G$31:.G135]))" office:value-type="float" office:value="128618" calcext:value-type="float">
            <text:p>128618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0:00:00</text:p>
          </table:table-cell>
          <table:table-cell table:formula="of:=[.C113]" office:value-type="float" office:value="24.4573387038123" calcext:value-type="float">
            <text:p>24.4573387038</text:p>
          </table:table-cell>
          <table:table-cell table:formula="of:=[.D$31]+ROUND(100*SUM([.C$31:.C136]))" office:value-type="float" office:value="174577" calcext:value-type="float">
            <text:p>174577</text:p>
          </table:table-cell>
          <table:table-cell table:formula="of:=[.E113]" office:value-type="float" office:value="11.5009812789421" calcext:value-type="float">
            <text:p>11.5009812789</text:p>
          </table:table-cell>
          <table:table-cell table:formula="of:=[.F$31]+ROUND(100*SUM([.E$31:.E136]))" office:value-type="float" office:value="87055" calcext:value-type="float">
            <text:p>87055</text:p>
          </table:table-cell>
          <table:table-cell table:formula="of:=[.G113]" office:value-type="float" office:value="18.8279646107017" calcext:value-type="float">
            <text:p>18.8279646107</text:p>
          </table:table-cell>
          <table:table-cell table:formula="of:=[.H$31]+ROUND(100*SUM([.G$31:.G136]))" office:value-type="float" office:value="130551" calcext:value-type="float">
            <text:p>130551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1:00:00</text:p>
          </table:table-cell>
          <table:table-cell table:formula="of:=[.C114]" office:value-type="float" office:value="22.8561037123888" calcext:value-type="float">
            <text:p>22.8561037124</text:p>
          </table:table-cell>
          <table:table-cell table:formula="of:=[.D$31]+ROUND(100*SUM([.C$31:.C137]))" office:value-type="float" office:value="177023" calcext:value-type="float">
            <text:p>177023</text:p>
          </table:table-cell>
          <table:table-cell table:formula="of:=[.E114]" office:value-type="float" office:value="10.8834677654286" calcext:value-type="float">
            <text:p>10.8834677654</text:p>
          </table:table-cell>
          <table:table-cell table:formula="of:=[.F$31]+ROUND(100*SUM([.E$31:.E137]))" office:value-type="float" office:value="88205" calcext:value-type="float">
            <text:p>88205</text:p>
          </table:table-cell>
          <table:table-cell table:formula="of:=[.G114]" office:value-type="float" office:value="17.6862205291914" calcext:value-type="float">
            <text:p>17.6862205292</text:p>
          </table:table-cell>
          <table:table-cell table:formula="of:=[.H$31]+ROUND(100*SUM([.G$31:.G137]))" office:value-type="float" office:value="132434" calcext:value-type="float">
            <text:p>132434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2:00:00</text:p>
          </table:table-cell>
          <table:table-cell table:formula="of:=[.C115]" office:value-type="float" office:value="23.3360775372333" calcext:value-type="float">
            <text:p>23.3360775372</text:p>
          </table:table-cell>
          <table:table-cell table:formula="of:=[.D$31]+ROUND(100*SUM([.C$31:.C138]))" office:value-type="float" office:value="179308" calcext:value-type="float">
            <text:p>179308</text:p>
          </table:table-cell>
          <table:table-cell table:formula="of:=[.E115]" office:value-type="float" office:value="11.1836479456087" calcext:value-type="float">
            <text:p>11.1836479456</text:p>
          </table:table-cell>
          <table:table-cell table:formula="of:=[.F$31]+ROUND(100*SUM([.E$31:.E138]))" office:value-type="float" office:value="89293" calcext:value-type="float">
            <text:p>89293</text:p>
          </table:table-cell>
          <table:table-cell table:formula="of:=[.G115]" office:value-type="float" office:value="17.9956982854776" calcext:value-type="float">
            <text:p>17.9956982855</text:p>
          </table:table-cell>
          <table:table-cell table:formula="of:=[.H$31]+ROUND(100*SUM([.G$31:.G138]))" office:value-type="float" office:value="134202" calcext:value-type="float">
            <text:p>134202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3:00:00</text:p>
          </table:table-cell>
          <table:table-cell table:formula="of:=[.C116]" office:value-type="float" office:value="21.5476659765397" calcext:value-type="float">
            <text:p>21.5476659765</text:p>
          </table:table-cell>
          <table:table-cell table:formula="of:=[.D$31]+ROUND(100*SUM([.C$31:.C139]))" office:value-type="float" office:value="181642" calcext:value-type="float">
            <text:p>181642</text:p>
          </table:table-cell>
          <table:table-cell table:formula="of:=[.E116]" office:value-type="float" office:value="10.3292889712498" calcext:value-type="float">
            <text:p>10.3292889712</text:p>
          </table:table-cell>
          <table:table-cell table:formula="of:=[.F$31]+ROUND(100*SUM([.E$31:.E139]))" office:value-type="float" office:value="90412" calcext:value-type="float">
            <text:p>90412</text:p>
          </table:table-cell>
          <table:table-cell table:formula="of:=[.G116]" office:value-type="float" office:value="16.1318717354586" calcext:value-type="float">
            <text:p>16.1318717355</text:p>
          </table:table-cell>
          <table:table-cell table:formula="of:=[.H$31]+ROUND(100*SUM([.G$31:.G139]))" office:value-type="float" office:value="136002" calcext:value-type="float">
            <text:p>136002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4:00:00</text:p>
          </table:table-cell>
          <table:table-cell table:formula="of:=[.C117]" office:value-type="float" office:value="19.9942418007156" calcext:value-type="float">
            <text:p>19.9942418007</text:p>
          </table:table-cell>
          <table:table-cell table:formula="of:=[.D$31]+ROUND(100*SUM([.C$31:.C140]))" office:value-type="float" office:value="183797" calcext:value-type="float">
            <text:p>183797</text:p>
          </table:table-cell>
          <table:table-cell table:formula="of:=[.E117]" office:value-type="float" office:value="10.0729812789421" calcext:value-type="float">
            <text:p>10.0729812789</text:p>
          </table:table-cell>
          <table:table-cell table:formula="of:=[.F$31]+ROUND(100*SUM([.E$31:.E140]))" office:value-type="float" office:value="91444" calcext:value-type="float">
            <text:p>91444</text:p>
          </table:table-cell>
          <table:table-cell table:formula="of:=[.G117]" office:value-type="float" office:value="15.1984954882749" calcext:value-type="float">
            <text:p>15.1984954883</text:p>
          </table:table-cell>
          <table:table-cell table:formula="of:=[.H$31]+ROUND(100*SUM([.G$31:.G140]))" office:value-type="float" office:value="137615" calcext:value-type="float">
            <text:p>137615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5:00:00</text:p>
          </table:table-cell>
          <table:table-cell table:formula="of:=[.C118]" office:value-type="float" office:value="19.3628319339866" calcext:value-type="float">
            <text:p>19.362831934</text:p>
          </table:table-cell>
          <table:table-cell table:formula="of:=[.D$31]+ROUND(100*SUM([.C$31:.C141]))" office:value-type="float" office:value="185796" calcext:value-type="float">
            <text:p>185796</text:p>
          </table:table-cell>
          <table:table-cell table:formula="of:=[.E118]" office:value-type="float" office:value="6.74098127894207" calcext:value-type="float">
            <text:p>6.7409812789</text:p>
          </table:table-cell>
          <table:table-cell table:formula="of:=[.F$31]+ROUND(100*SUM([.E$31:.E141]))" office:value-type="float" office:value="92452" calcext:value-type="float">
            <text:p>92452</text:p>
          </table:table-cell>
          <table:table-cell table:formula="of:=[.G118]" office:value-type="float" office:value="14.4480264451229" calcext:value-type="float">
            <text:p>14.4480264451</text:p>
          </table:table-cell>
          <table:table-cell table:formula="of:=[.H$31]+ROUND(100*SUM([.G$31:.G141]))" office:value-type="float" office:value="139135" calcext:value-type="float">
            <text:p>139135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6:00:00</text:p>
          </table:table-cell>
          <table:table-cell table:formula="of:=[.C119]" office:value-type="float" office:value="19.3755749585757" calcext:value-type="float">
            <text:p>19.3755749586</text:p>
          </table:table-cell>
          <table:table-cell table:formula="of:=[.D$31]+ROUND(100*SUM([.C$31:.C142]))" office:value-type="float" office:value="187732" calcext:value-type="float">
            <text:p>187732</text:p>
          </table:table-cell>
          <table:table-cell table:formula="of:=[.E119]" office:value-type="float" office:value="10.0729812789421" calcext:value-type="float">
            <text:p>10.0729812789</text:p>
          </table:table-cell>
          <table:table-cell table:formula="of:=[.F$31]+ROUND(100*SUM([.E$31:.E142]))" office:value-type="float" office:value="93126" calcext:value-type="float">
            <text:p>93126</text:p>
          </table:table-cell>
          <table:table-cell table:formula="of:=[.G119]" office:value-type="float" office:value="15.1005043074811" calcext:value-type="float">
            <text:p>15.1005043075</text:p>
          </table:table-cell>
          <table:table-cell table:formula="of:=[.H$31]+ROUND(100*SUM([.G$31:.G142]))" office:value-type="float" office:value="140580" calcext:value-type="float">
            <text:p>140580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7:00:00</text:p>
          </table:table-cell>
          <table:table-cell table:formula="of:=[.C120]" office:value-type="float" office:value="18.8184380695629" calcext:value-type="float">
            <text:p>18.8184380696</text:p>
          </table:table-cell>
          <table:table-cell table:formula="of:=[.D$31]+ROUND(100*SUM([.C$31:.C143]))" office:value-type="float" office:value="189670" calcext:value-type="float">
            <text:p>189670</text:p>
          </table:table-cell>
          <table:table-cell table:formula="of:=[.E120]" office:value-type="float" office:value="11.1836479456087" calcext:value-type="float">
            <text:p>11.1836479456</text:p>
          </table:table-cell>
          <table:table-cell table:formula="of:=[.F$31]+ROUND(100*SUM([.E$31:.E143]))" office:value-type="float" office:value="94133" calcext:value-type="float">
            <text:p>94133</text:p>
          </table:table-cell>
          <table:table-cell table:formula="of:=[.G120]" office:value-type="float" office:value="15.6675386402449" calcext:value-type="float">
            <text:p>15.6675386402</text:p>
          </table:table-cell>
          <table:table-cell table:formula="of:=[.H$31]+ROUND(100*SUM([.G$31:.G143]))" office:value-type="float" office:value="142090" calcext:value-type="float">
            <text:p>142090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8:00:00</text:p>
          </table:table-cell>
          <table:table-cell table:formula="of:=[.C121]" office:value-type="float" office:value="18.3955205219942" calcext:value-type="float">
            <text:p>18.395520522</text:p>
          </table:table-cell>
          <table:table-cell table:formula="of:=[.D$31]+ROUND(100*SUM([.C$31:.C144]))" office:value-type="float" office:value="191552" calcext:value-type="float">
            <text:p>191552</text:p>
          </table:table-cell>
          <table:table-cell table:formula="of:=[.E121]" office:value-type="float" office:value="12.9750457950711" calcext:value-type="float">
            <text:p>12.9750457951</text:p>
          </table:table-cell>
          <table:table-cell table:formula="of:=[.F$31]+ROUND(100*SUM([.E$31:.E144]))" office:value-type="float" office:value="95251" calcext:value-type="float">
            <text:p>95251</text:p>
          </table:table-cell>
          <table:table-cell table:formula="of:=[.G121]" office:value-type="float" office:value="15.1984954882749" calcext:value-type="float">
            <text:p>15.1984954883</text:p>
          </table:table-cell>
          <table:table-cell table:formula="of:=[.H$31]+ROUND(100*SUM([.G$31:.G144]))" office:value-type="float" office:value="143656" calcext:value-type="float">
            <text:p>143656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19:00:00</text:p>
          </table:table-cell>
          <table:table-cell table:formula="of:=[.C122]" office:value-type="float" office:value="16.2132659765397" calcext:value-type="float">
            <text:p>16.2132659765</text:p>
          </table:table-cell>
          <table:table-cell table:formula="of:=[.D$31]+ROUND(100*SUM([.C$31:.C145]))" office:value-type="float" office:value="193391" calcext:value-type="float">
            <text:p>193391</text:p>
          </table:table-cell>
          <table:table-cell table:formula="of:=[.E122]" office:value-type="float" office:value="12.5719812789421" calcext:value-type="float">
            <text:p>12.5719812789</text:p>
          </table:table-cell>
          <table:table-cell table:formula="of:=[.F$31]+ROUND(100*SUM([.E$31:.E145]))" office:value-type="float" office:value="96549" calcext:value-type="float">
            <text:p>96549</text:p>
          </table:table-cell>
          <table:table-cell table:formula="of:=[.G122]" office:value-type="float" office:value="13.6214114844126" calcext:value-type="float">
            <text:p>13.6214114844</text:p>
          </table:table-cell>
          <table:table-cell table:formula="of:=[.H$31]+ROUND(100*SUM([.G$31:.G145]))" office:value-type="float" office:value="145176" calcext:value-type="float">
            <text:p>145176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20:00:00</text:p>
          </table:table-cell>
          <table:table-cell table:formula="of:=[.C123]" office:value-type="float" office:value="15.1066617212206" calcext:value-type="float">
            <text:p>15.1066617212</text:p>
          </table:table-cell>
          <table:table-cell table:formula="of:=[.D$31]+ROUND(100*SUM([.C$31:.C146]))" office:value-type="float" office:value="195013" calcext:value-type="float">
            <text:p>195013</text:p>
          </table:table-cell>
          <table:table-cell table:formula="of:=[.E123]" office:value-type="float" office:value="9.59698127894205" calcext:value-type="float">
            <text:p>9.5969812789</text:p>
          </table:table-cell>
          <table:table-cell table:formula="of:=[.F$31]+ROUND(100*SUM([.E$31:.E146]))" office:value-type="float" office:value="97806" calcext:value-type="float">
            <text:p>97806</text:p>
          </table:table-cell>
          <table:table-cell table:formula="of:=[.G123]" office:value-type="float" office:value="12.1426472269473" calcext:value-type="float">
            <text:p>12.1426472269</text:p>
          </table:table-cell>
          <table:table-cell table:formula="of:=[.H$31]+ROUND(100*SUM([.G$31:.G146]))" office:value-type="float" office:value="146538" calcext:value-type="float">
            <text:p>146538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21:00:00</text:p>
          </table:table-cell>
          <table:table-cell table:formula="of:=[.C124]" office:value-type="float" office:value="13.6205687698358" calcext:value-type="float">
            <text:p>13.6205687698</text:p>
          </table:table-cell>
          <table:table-cell table:formula="of:=[.D$31]+ROUND(100*SUM([.C$31:.C147]))" office:value-type="float" office:value="196523" calcext:value-type="float">
            <text:p>196523</text:p>
          </table:table-cell>
          <table:table-cell table:formula="of:=[.E124]" office:value-type="float" office:value="6.52601353700662" calcext:value-type="float">
            <text:p>6.526013537</text:p>
          </table:table-cell>
          <table:table-cell table:formula="of:=[.F$31]+ROUND(100*SUM([.E$31:.E147]))" office:value-type="float" office:value="98766" calcext:value-type="float">
            <text:p>98766</text:p>
          </table:table-cell>
          <table:table-cell table:formula="of:=[.G124]" office:value-type="float" office:value="10.30339059317" calcext:value-type="float">
            <text:p>10.3033905932</text:p>
          </table:table-cell>
          <table:table-cell table:formula="of:=[.H$31]+ROUND(100*SUM([.G$31:.G147]))" office:value-type="float" office:value="147753" calcext:value-type="float">
            <text:p>147753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22:00:00</text:p>
          </table:table-cell>
          <table:table-cell table:formula="of:=[.C125]" office:value-type="float" office:value="11.9771248000692" calcext:value-type="float">
            <text:p>11.9771248001</text:p>
          </table:table-cell>
          <table:table-cell table:formula="of:=[.D$31]+ROUND(100*SUM([.C$31:.C148]))" office:value-type="float" office:value="197885" calcext:value-type="float">
            <text:p>197885</text:p>
          </table:table-cell>
          <table:table-cell table:formula="of:=[.E125]" office:value-type="float" office:value="5.33803391052101" calcext:value-type="float">
            <text:p>5.3380339105</text:p>
          </table:table-cell>
          <table:table-cell table:formula="of:=[.F$31]+ROUND(100*SUM([.E$31:.E148]))" office:value-type="float" office:value="99418" calcext:value-type="float">
            <text:p>99418</text:p>
          </table:table-cell>
          <table:table-cell table:formula="of:=[.G125]" office:value-type="float" office:value="7.16081887916975" calcext:value-type="float">
            <text:p>7.1608188792</text:p>
          </table:table-cell>
          <table:table-cell table:formula="of:=[.H$31]+ROUND(100*SUM([.G$31:.G148]))" office:value-type="float" office:value="148783" calcext:value-type="float">
            <text:p>148783</text:p>
          </table:table-cell>
          <table:table-cell/>
        </table:table-row>
        <table:table-row table:style-name="ro1">
          <table:table-cell office:value-type="string" calcext:value-type="string">
            <text:p>05/08/15</text:p>
          </table:table-cell>
          <table:table-cell office:value-type="string" calcext:value-type="string">
            <text:p>23:00:00</text:p>
          </table:table-cell>
          <table:table-cell table:formula="of:=[.C126]" office:value-type="float" office:value="9.56866246776776" calcext:value-type="float">
            <text:p>9.5686624678</text:p>
          </table:table-cell>
          <table:table-cell table:formula="of:=[.D$31]+ROUND(100*SUM([.C$31:.C149]))" office:value-type="float" office:value="199083" calcext:value-type="float">
            <text:p>199083</text:p>
          </table:table-cell>
          <table:table-cell table:formula="of:=[.E126]" office:value-type="float" office:value="0.0769812789420731" calcext:value-type="float">
            <text:p>0.0769812789</text:p>
          </table:table-cell>
          <table:table-cell table:formula="of:=[.F$31]+ROUND(100*SUM([.E$31:.E149]))" office:value-type="float" office:value="99952" calcext:value-type="float">
            <text:p>99952</text:p>
          </table:table-cell>
          <table:table-cell table:formula="of:=[.G126]" office:value-type="float" office:value="5.00868529846475" calcext:value-type="float">
            <text:p>5.0086852985</text:p>
          </table:table-cell>
          <table:table-cell table:formula="of:=[.H$31]+ROUND(100*SUM([.G$31:.G149]))" office:value-type="float" office:value="149499" calcext:value-type="float">
            <text:p>149499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0:00:00</text:p>
          </table:table-cell>
          <table:table-cell table:formula="of:=[.C127]" office:value-type="float" office:value="8.90745728088763" calcext:value-type="float">
            <text:p>8.9074572809</text:p>
          </table:table-cell>
          <table:table-cell table:formula="of:=[.D$31]+ROUND(100*SUM([.C$31:.C150]))" office:value-type="float" office:value="200040" calcext:value-type="float">
            <text:p>200040</text:p>
          </table:table-cell>
          <table:table-cell table:formula="of:=[.E127]" office:value-type="float" office:value="0.0769812789420731" calcext:value-type="float">
            <text:p>0.0769812789</text:p>
          </table:table-cell>
          <table:table-cell table:formula="of:=[.F$31]+ROUND(100*SUM([.E$31:.E150]))" office:value-type="float" office:value="99960" calcext:value-type="float">
            <text:p>99960</text:p>
          </table:table-cell>
          <table:table-cell table:formula="of:=[.G127]" office:value-type="float" office:value="4.69192888414738" calcext:value-type="float">
            <text:p>4.6919288841</text:p>
          </table:table-cell>
          <table:table-cell table:formula="of:=[.H$31]+ROUND(100*SUM([.G$31:.G150]))" office:value-type="float" office:value="150000" calcext:value-type="float">
            <text:p>150000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1:00:00</text:p>
          </table:table-cell>
          <table:table-cell table:formula="of:=[.C128]" office:value-type="float" office:value="6.66296920234616" calcext:value-type="float">
            <text:p>6.6629692023</text:p>
          </table:table-cell>
          <table:table-cell table:formula="of:=[.D$31]+ROUND(100*SUM([.C$31:.C151]))" office:value-type="float" office:value="200931" calcext:value-type="float">
            <text:p>200931</text:p>
          </table:table-cell>
          <table:table-cell table:formula="of:=[.E128]" office:value-type="float" office:value="0.0769812789420731" calcext:value-type="float">
            <text:p>0.0769812789</text:p>
          </table:table-cell>
          <table:table-cell table:formula="of:=[.F$31]+ROUND(100*SUM([.E$31:.E151]))" office:value-type="float" office:value="99968" calcext:value-type="float">
            <text:p>99968</text:p>
          </table:table-cell>
          <table:table-cell table:formula="of:=[.G128]" office:value-type="float" office:value="3.5483199376845" calcext:value-type="float">
            <text:p>3.5483199377</text:p>
          </table:table-cell>
          <table:table-cell table:formula="of:=[.H$31]+ROUND(100*SUM([.G$31:.G151]))" office:value-type="float" office:value="150469" calcext:value-type="float">
            <text:p>150469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2:00:00</text:p>
          </table:table-cell>
          <table:table-cell table:formula="of:=[.C129]" office:value-type="float" office:value="5.84499555400456" calcext:value-type="float">
            <text:p>5.844995554</text:p>
          </table:table-cell>
          <table:table-cell table:formula="of:=[.D$31]+ROUND(100*SUM([.C$31:.C152]))" office:value-type="float" office:value="201597" calcext:value-type="float">
            <text:p>201597</text:p>
          </table:table-cell>
          <table:table-cell table:formula="of:=[.E129]" office:value-type="float" office:value="0.0769812789420731" calcext:value-type="float">
            <text:p>0.0769812789</text:p>
          </table:table-cell>
          <table:table-cell table:formula="of:=[.F$31]+ROUND(100*SUM([.E$31:.E152]))" office:value-type="float" office:value="99975" calcext:value-type="float">
            <text:p>99975</text:p>
          </table:table-cell>
          <table:table-cell table:formula="of:=[.G129]" office:value-type="float" office:value="3.69319044848712" calcext:value-type="float">
            <text:p>3.6931904485</text:p>
          </table:table-cell>
          <table:table-cell table:formula="of:=[.H$31]+ROUND(100*SUM([.G$31:.G152]))" office:value-type="float" office:value="150824" calcext:value-type="float">
            <text:p>150824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3:00:00</text:p>
          </table:table-cell>
          <table:table-cell table:formula="of:=[.C130]" office:value-type="float" office:value="6.69784976032348" calcext:value-type="float">
            <text:p>6.6978497603</text:p>
          </table:table-cell>
          <table:table-cell table:formula="of:=[.D$31]+ROUND(100*SUM([.C$31:.C153]))" office:value-type="float" office:value="202182" calcext:value-type="float">
            <text:p>202182</text:p>
          </table:table-cell>
          <table:table-cell table:formula="of:=[.E130]" office:value-type="float" office:value="0.0769812789420731" calcext:value-type="float">
            <text:p>0.0769812789</text:p>
          </table:table-cell>
          <table:table-cell table:formula="of:=[.F$31]+ROUND(100*SUM([.E$31:.E153]))" office:value-type="float" office:value="99983" calcext:value-type="float">
            <text:p>99983</text:p>
          </table:table-cell>
          <table:table-cell table:formula="of:=[.G130]" office:value-type="float" office:value="3.64366733770213" calcext:value-type="float">
            <text:p>3.6436673377</text:p>
          </table:table-cell>
          <table:table-cell table:formula="of:=[.H$31]+ROUND(100*SUM([.G$31:.G153]))" office:value-type="float" office:value="151193" calcext:value-type="float">
            <text:p>151193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4:00:00</text:p>
          </table:table-cell>
          <table:table-cell table:formula="of:=[.C131]" office:value-type="float" office:value="7.35435169082542" calcext:value-type="float">
            <text:p>7.3543516908</text:p>
          </table:table-cell>
          <table:table-cell table:formula="of:=[.D$31]+ROUND(100*SUM([.C$31:.C154]))" office:value-type="float" office:value="202851" calcext:value-type="float">
            <text:p>202851</text:p>
          </table:table-cell>
          <table:table-cell table:formula="of:=[.E131]" office:value-type="float" office:value="0.0769812789420731" calcext:value-type="float">
            <text:p>0.0769812789</text:p>
          </table:table-cell>
          <table:table-cell table:formula="of:=[.F$31]+ROUND(100*SUM([.E$31:.E154]))" office:value-type="float" office:value="99991" calcext:value-type="float">
            <text:p>99991</text:p>
          </table:table-cell>
          <table:table-cell table:formula="of:=[.G131]" office:value-type="float" office:value="5.41089502903263" calcext:value-type="float">
            <text:p>5.410895029</text:p>
          </table:table-cell>
          <table:table-cell table:formula="of:=[.H$31]+ROUND(100*SUM([.G$31:.G154]))" office:value-type="float" office:value="151558" calcext:value-type="float">
            <text:p>151558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5:00:00</text:p>
          </table:table-cell>
          <table:table-cell table:formula="of:=[.C132]" office:value-type="float" office:value="16.2132659765397" calcext:value-type="float">
            <text:p>16.2132659765</text:p>
          </table:table-cell>
          <table:table-cell table:formula="of:=[.D$31]+ROUND(100*SUM([.C$31:.C155]))" office:value-type="float" office:value="203587" calcext:value-type="float">
            <text:p>203587</text:p>
          </table:table-cell>
          <table:table-cell table:formula="of:=[.E132]" office:value-type="float" office:value="17.461329105029" calcext:value-type="float">
            <text:p>17.461329105</text:p>
          </table:table-cell>
          <table:table-cell table:formula="of:=[.F$31]+ROUND(100*SUM([.E$31:.E155]))" office:value-type="float" office:value="99998" calcext:value-type="float">
            <text:p>99998</text:p>
          </table:table-cell>
          <table:table-cell table:formula="of:=[.G132]" office:value-type="float" office:value="12.1426472269473" calcext:value-type="float">
            <text:p>12.1426472269</text:p>
          </table:table-cell>
          <table:table-cell table:formula="of:=[.H$31]+ROUND(100*SUM([.G$31:.G155]))" office:value-type="float" office:value="152099" calcext:value-type="float">
            <text:p>152099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6:00:00</text:p>
          </table:table-cell>
          <table:table-cell table:formula="of:=[.C133]" office:value-type="float" office:value="20.5531168239974" calcext:value-type="float">
            <text:p>20.553116824</text:p>
          </table:table-cell>
          <table:table-cell table:formula="of:=[.D$31]+ROUND(100*SUM([.C$31:.C156]))" office:value-type="float" office:value="205208" calcext:value-type="float">
            <text:p>205208</text:p>
          </table:table-cell>
          <table:table-cell table:formula="of:=[.E133]" office:value-type="float" office:value="15.8601391736789" calcext:value-type="float">
            <text:p>15.8601391737</text:p>
          </table:table-cell>
          <table:table-cell table:formula="of:=[.F$31]+ROUND(100*SUM([.E$31:.E156]))" office:value-type="float" office:value="101745" calcext:value-type="float">
            <text:p>101745</text:p>
          </table:table-cell>
          <table:table-cell table:formula="of:=[.G133]" office:value-type="float" office:value="15.8632628197089" calcext:value-type="float">
            <text:p>15.8632628197</text:p>
          </table:table-cell>
          <table:table-cell table:formula="of:=[.H$31]+ROUND(100*SUM([.G$31:.G156]))" office:value-type="float" office:value="153313" calcext:value-type="float">
            <text:p>153313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7:00:00</text:p>
          </table:table-cell>
          <table:table-cell table:formula="of:=[.C134]" office:value-type="float" office:value="22.072361058507" calcext:value-type="float">
            <text:p>22.0723610585</text:p>
          </table:table-cell>
          <table:table-cell table:formula="of:=[.D$31]+ROUND(100*SUM([.C$31:.C157]))" office:value-type="float" office:value="207263" calcext:value-type="float">
            <text:p>207263</text:p>
          </table:table-cell>
          <table:table-cell table:formula="of:=[.E134]" office:value-type="float" office:value="12.5719812789421" calcext:value-type="float">
            <text:p>12.5719812789</text:p>
          </table:table-cell>
          <table:table-cell table:formula="of:=[.F$31]+ROUND(100*SUM([.E$31:.E157]))" office:value-type="float" office:value="103331" calcext:value-type="float">
            <text:p>103331</text:p>
          </table:table-cell>
          <table:table-cell table:formula="of:=[.G134]" office:value-type="float" office:value="16.7493639746273" calcext:value-type="float">
            <text:p>16.7493639746</text:p>
          </table:table-cell>
          <table:table-cell table:formula="of:=[.H$31]+ROUND(100*SUM([.G$31:.G157]))" office:value-type="float" office:value="154899" calcext:value-type="float">
            <text:p>154899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8:00:00</text:p>
          </table:table-cell>
          <table:table-cell table:formula="of:=[.C135]" office:value-type="float" office:value="25.5315849638814" calcext:value-type="float">
            <text:p>25.5315849639</text:p>
          </table:table-cell>
          <table:table-cell table:formula="of:=[.D$31]+ROUND(100*SUM([.C$31:.C158]))" office:value-type="float" office:value="209471" calcext:value-type="float">
            <text:p>209471</text:p>
          </table:table-cell>
          <table:table-cell table:formula="of:=[.E135]" office:value-type="float" office:value="13.4049812789421" calcext:value-type="float">
            <text:p>13.4049812789</text:p>
          </table:table-cell>
          <table:table-cell table:formula="of:=[.F$31]+ROUND(100*SUM([.E$31:.E158]))" office:value-type="float" office:value="104588" calcext:value-type="float">
            <text:p>104588</text:p>
          </table:table-cell>
          <table:table-cell table:formula="of:=[.G135]" office:value-type="float" office:value="20.4388801036595" calcext:value-type="float">
            <text:p>20.4388801037</text:p>
          </table:table-cell>
          <table:table-cell table:formula="of:=[.H$31]+ROUND(100*SUM([.G$31:.G158]))" office:value-type="float" office:value="156574" calcext:value-type="float">
            <text:p>156574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09:00:00</text:p>
          </table:table-cell>
          <table:table-cell table:formula="of:=[.C136]" office:value-type="float" office:value="25.6119707384444" calcext:value-type="float">
            <text:p>25.6119707384</text:p>
          </table:table-cell>
          <table:table-cell table:formula="of:=[.D$31]+ROUND(100*SUM([.C$31:.C159]))" office:value-type="float" office:value="212024" calcext:value-type="float">
            <text:p>212024</text:p>
          </table:table-cell>
          <table:table-cell table:formula="of:=[.E136]" office:value-type="float" office:value="11.1836479456087" calcext:value-type="float">
            <text:p>11.1836479456</text:p>
          </table:table-cell>
          <table:table-cell table:formula="of:=[.F$31]+ROUND(100*SUM([.E$31:.E159]))" office:value-type="float" office:value="105928" calcext:value-type="float">
            <text:p>105928</text:p>
          </table:table-cell>
          <table:table-cell table:formula="of:=[.G136]" office:value-type="float" office:value="19.3260752256108" calcext:value-type="float">
            <text:p>19.3260752256</text:p>
          </table:table-cell>
          <table:table-cell table:formula="of:=[.H$31]+ROUND(100*SUM([.G$31:.G159]))" office:value-type="float" office:value="158618" calcext:value-type="float">
            <text:p>158618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0:00:00</text:p>
          </table:table-cell>
          <table:table-cell table:formula="of:=[.C137]" office:value-type="float" office:value="24.4573387038123" calcext:value-type="float">
            <text:p>24.4573387038</text:p>
          </table:table-cell>
          <table:table-cell table:formula="of:=[.D$31]+ROUND(100*SUM([.C$31:.C160]))" office:value-type="float" office:value="214585" calcext:value-type="float">
            <text:p>214585</text:p>
          </table:table-cell>
          <table:table-cell table:formula="of:=[.E137]" office:value-type="float" office:value="11.5009812789421" calcext:value-type="float">
            <text:p>11.5009812789</text:p>
          </table:table-cell>
          <table:table-cell table:formula="of:=[.F$31]+ROUND(100*SUM([.E$31:.E160]))" office:value-type="float" office:value="107047" calcext:value-type="float">
            <text:p>107047</text:p>
          </table:table-cell>
          <table:table-cell table:formula="of:=[.G137]" office:value-type="float" office:value="18.8279646107017" calcext:value-type="float">
            <text:p>18.8279646107</text:p>
          </table:table-cell>
          <table:table-cell table:formula="of:=[.H$31]+ROUND(100*SUM([.G$31:.G160]))" office:value-type="float" office:value="160551" calcext:value-type="float">
            <text:p>160551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1:00:00</text:p>
          </table:table-cell>
          <table:table-cell table:formula="of:=[.C138]" office:value-type="float" office:value="22.8561037123888" calcext:value-type="float">
            <text:p>22.8561037124</text:p>
          </table:table-cell>
          <table:table-cell table:formula="of:=[.D$31]+ROUND(100*SUM([.C$31:.C161]))" office:value-type="float" office:value="217031" calcext:value-type="float">
            <text:p>217031</text:p>
          </table:table-cell>
          <table:table-cell table:formula="of:=[.E138]" office:value-type="float" office:value="10.8834677654286" calcext:value-type="float">
            <text:p>10.8834677654</text:p>
          </table:table-cell>
          <table:table-cell table:formula="of:=[.F$31]+ROUND(100*SUM([.E$31:.E161]))" office:value-type="float" office:value="108197" calcext:value-type="float">
            <text:p>108197</text:p>
          </table:table-cell>
          <table:table-cell table:formula="of:=[.G138]" office:value-type="float" office:value="17.6862205291914" calcext:value-type="float">
            <text:p>17.6862205292</text:p>
          </table:table-cell>
          <table:table-cell table:formula="of:=[.H$31]+ROUND(100*SUM([.G$31:.G161]))" office:value-type="float" office:value="162434" calcext:value-type="float">
            <text:p>162434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2:00:00</text:p>
          </table:table-cell>
          <table:table-cell table:formula="of:=[.C139]" office:value-type="float" office:value="23.3360775372333" calcext:value-type="float">
            <text:p>23.3360775372</text:p>
          </table:table-cell>
          <table:table-cell table:formula="of:=[.D$31]+ROUND(100*SUM([.C$31:.C162]))" office:value-type="float" office:value="219316" calcext:value-type="float">
            <text:p>219316</text:p>
          </table:table-cell>
          <table:table-cell table:formula="of:=[.E139]" office:value-type="float" office:value="11.1836479456087" calcext:value-type="float">
            <text:p>11.1836479456</text:p>
          </table:table-cell>
          <table:table-cell table:formula="of:=[.F$31]+ROUND(100*SUM([.E$31:.E162]))" office:value-type="float" office:value="109285" calcext:value-type="float">
            <text:p>109285</text:p>
          </table:table-cell>
          <table:table-cell table:formula="of:=[.G139]" office:value-type="float" office:value="17.9956982854776" calcext:value-type="float">
            <text:p>17.9956982855</text:p>
          </table:table-cell>
          <table:table-cell table:formula="of:=[.H$31]+ROUND(100*SUM([.G$31:.G162]))" office:value-type="float" office:value="164202" calcext:value-type="float">
            <text:p>164202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3:00:00</text:p>
          </table:table-cell>
          <table:table-cell table:formula="of:=[.C140]" office:value-type="float" office:value="21.5476659765397" calcext:value-type="float">
            <text:p>21.5476659765</text:p>
          </table:table-cell>
          <table:table-cell table:formula="of:=[.D$31]+ROUND(100*SUM([.C$31:.C163]))" office:value-type="float" office:value="221650" calcext:value-type="float">
            <text:p>221650</text:p>
          </table:table-cell>
          <table:table-cell table:formula="of:=[.E140]" office:value-type="float" office:value="10.3292889712498" calcext:value-type="float">
            <text:p>10.3292889712</text:p>
          </table:table-cell>
          <table:table-cell table:formula="of:=[.F$31]+ROUND(100*SUM([.E$31:.E163]))" office:value-type="float" office:value="110404" calcext:value-type="float">
            <text:p>110404</text:p>
          </table:table-cell>
          <table:table-cell table:formula="of:=[.G140]" office:value-type="float" office:value="16.1318717354586" calcext:value-type="float">
            <text:p>16.1318717355</text:p>
          </table:table-cell>
          <table:table-cell table:formula="of:=[.H$31]+ROUND(100*SUM([.G$31:.G163]))" office:value-type="float" office:value="166002" calcext:value-type="float">
            <text:p>166002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4:00:00</text:p>
          </table:table-cell>
          <table:table-cell table:formula="of:=[.C141]" office:value-type="float" office:value="19.9942418007156" calcext:value-type="float">
            <text:p>19.9942418007</text:p>
          </table:table-cell>
          <table:table-cell table:formula="of:=[.D$31]+ROUND(100*SUM([.C$31:.C164]))" office:value-type="float" office:value="223805" calcext:value-type="float">
            <text:p>223805</text:p>
          </table:table-cell>
          <table:table-cell table:formula="of:=[.E141]" office:value-type="float" office:value="10.0729812789421" calcext:value-type="float">
            <text:p>10.0729812789</text:p>
          </table:table-cell>
          <table:table-cell table:formula="of:=[.F$31]+ROUND(100*SUM([.E$31:.E164]))" office:value-type="float" office:value="111436" calcext:value-type="float">
            <text:p>111436</text:p>
          </table:table-cell>
          <table:table-cell table:formula="of:=[.G141]" office:value-type="float" office:value="15.1984954882749" calcext:value-type="float">
            <text:p>15.1984954883</text:p>
          </table:table-cell>
          <table:table-cell table:formula="of:=[.H$31]+ROUND(100*SUM([.G$31:.G164]))" office:value-type="float" office:value="167615" calcext:value-type="float">
            <text:p>167615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5:00:00</text:p>
          </table:table-cell>
          <table:table-cell table:formula="of:=[.C142]" office:value-type="float" office:value="19.3628319339866" calcext:value-type="float">
            <text:p>19.362831934</text:p>
          </table:table-cell>
          <table:table-cell table:formula="of:=[.D$31]+ROUND(100*SUM([.C$31:.C165]))" office:value-type="float" office:value="225804" calcext:value-type="float">
            <text:p>225804</text:p>
          </table:table-cell>
          <table:table-cell table:formula="of:=[.E142]" office:value-type="float" office:value="6.74098127894207" calcext:value-type="float">
            <text:p>6.7409812789</text:p>
          </table:table-cell>
          <table:table-cell table:formula="of:=[.F$31]+ROUND(100*SUM([.E$31:.E165]))" office:value-type="float" office:value="112444" calcext:value-type="float">
            <text:p>112444</text:p>
          </table:table-cell>
          <table:table-cell table:formula="of:=[.G142]" office:value-type="float" office:value="14.4480264451229" calcext:value-type="float">
            <text:p>14.4480264451</text:p>
          </table:table-cell>
          <table:table-cell table:formula="of:=[.H$31]+ROUND(100*SUM([.G$31:.G165]))" office:value-type="float" office:value="169135" calcext:value-type="float">
            <text:p>169135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6:00:00</text:p>
          </table:table-cell>
          <table:table-cell table:formula="of:=[.C143]" office:value-type="float" office:value="19.3755749585757" calcext:value-type="float">
            <text:p>19.3755749586</text:p>
          </table:table-cell>
          <table:table-cell table:formula="of:=[.D$31]+ROUND(100*SUM([.C$31:.C166]))" office:value-type="float" office:value="227740" calcext:value-type="float">
            <text:p>227740</text:p>
          </table:table-cell>
          <table:table-cell table:formula="of:=[.E143]" office:value-type="float" office:value="10.0729812789421" calcext:value-type="float">
            <text:p>10.0729812789</text:p>
          </table:table-cell>
          <table:table-cell table:formula="of:=[.F$31]+ROUND(100*SUM([.E$31:.E166]))" office:value-type="float" office:value="113118" calcext:value-type="float">
            <text:p>113118</text:p>
          </table:table-cell>
          <table:table-cell table:formula="of:=[.G143]" office:value-type="float" office:value="15.1005043074811" calcext:value-type="float">
            <text:p>15.1005043075</text:p>
          </table:table-cell>
          <table:table-cell table:formula="of:=[.H$31]+ROUND(100*SUM([.G$31:.G166]))" office:value-type="float" office:value="170580" calcext:value-type="float">
            <text:p>170580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7:00:00</text:p>
          </table:table-cell>
          <table:table-cell table:formula="of:=[.C144]" office:value-type="float" office:value="18.8184380695629" calcext:value-type="float">
            <text:p>18.8184380696</text:p>
          </table:table-cell>
          <table:table-cell table:formula="of:=[.D$31]+ROUND(100*SUM([.C$31:.C167]))" office:value-type="float" office:value="229678" calcext:value-type="float">
            <text:p>229678</text:p>
          </table:table-cell>
          <table:table-cell table:formula="of:=[.E144]" office:value-type="float" office:value="11.1836479456087" calcext:value-type="float">
            <text:p>11.1836479456</text:p>
          </table:table-cell>
          <table:table-cell table:formula="of:=[.F$31]+ROUND(100*SUM([.E$31:.E167]))" office:value-type="float" office:value="114125" calcext:value-type="float">
            <text:p>114125</text:p>
          </table:table-cell>
          <table:table-cell table:formula="of:=[.G144]" office:value-type="float" office:value="15.6675386402449" calcext:value-type="float">
            <text:p>15.6675386402</text:p>
          </table:table-cell>
          <table:table-cell table:formula="of:=[.H$31]+ROUND(100*SUM([.G$31:.G167]))" office:value-type="float" office:value="172090" calcext:value-type="float">
            <text:p>172090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8:00:00</text:p>
          </table:table-cell>
          <table:table-cell table:formula="of:=[.C145]" office:value-type="float" office:value="18.3955205219942" calcext:value-type="float">
            <text:p>18.395520522</text:p>
          </table:table-cell>
          <table:table-cell table:formula="of:=[.D$31]+ROUND(100*SUM([.C$31:.C168]))" office:value-type="float" office:value="231560" calcext:value-type="float">
            <text:p>231560</text:p>
          </table:table-cell>
          <table:table-cell table:formula="of:=[.E145]" office:value-type="float" office:value="12.9750457950711" calcext:value-type="float">
            <text:p>12.9750457951</text:p>
          </table:table-cell>
          <table:table-cell table:formula="of:=[.F$31]+ROUND(100*SUM([.E$31:.E168]))" office:value-type="float" office:value="115243" calcext:value-type="float">
            <text:p>115243</text:p>
          </table:table-cell>
          <table:table-cell table:formula="of:=[.G145]" office:value-type="float" office:value="15.1984954882749" calcext:value-type="float">
            <text:p>15.1984954883</text:p>
          </table:table-cell>
          <table:table-cell table:formula="of:=[.H$31]+ROUND(100*SUM([.G$31:.G168]))" office:value-type="float" office:value="173656" calcext:value-type="float">
            <text:p>173656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19:00:00</text:p>
          </table:table-cell>
          <table:table-cell table:formula="of:=[.C146]" office:value-type="float" office:value="16.2132659765397" calcext:value-type="float">
            <text:p>16.2132659765</text:p>
          </table:table-cell>
          <table:table-cell table:formula="of:=[.D$31]+ROUND(100*SUM([.C$31:.C169]))" office:value-type="float" office:value="233399" calcext:value-type="float">
            <text:p>233399</text:p>
          </table:table-cell>
          <table:table-cell table:formula="of:=[.E146]" office:value-type="float" office:value="12.5719812789421" calcext:value-type="float">
            <text:p>12.5719812789</text:p>
          </table:table-cell>
          <table:table-cell table:formula="of:=[.F$31]+ROUND(100*SUM([.E$31:.E169]))" office:value-type="float" office:value="116541" calcext:value-type="float">
            <text:p>116541</text:p>
          </table:table-cell>
          <table:table-cell table:formula="of:=[.G146]" office:value-type="float" office:value="13.6214114844126" calcext:value-type="float">
            <text:p>13.6214114844</text:p>
          </table:table-cell>
          <table:table-cell table:formula="of:=[.H$31]+ROUND(100*SUM([.G$31:.G169]))" office:value-type="float" office:value="175176" calcext:value-type="float">
            <text:p>175176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20:00:00</text:p>
          </table:table-cell>
          <table:table-cell table:formula="of:=[.C147]" office:value-type="float" office:value="15.1066617212206" calcext:value-type="float">
            <text:p>15.1066617212</text:p>
          </table:table-cell>
          <table:table-cell table:formula="of:=[.D$31]+ROUND(100*SUM([.C$31:.C170]))" office:value-type="float" office:value="235021" calcext:value-type="float">
            <text:p>235021</text:p>
          </table:table-cell>
          <table:table-cell table:formula="of:=[.E147]" office:value-type="float" office:value="9.59698127894205" calcext:value-type="float">
            <text:p>9.5969812789</text:p>
          </table:table-cell>
          <table:table-cell table:formula="of:=[.F$31]+ROUND(100*SUM([.E$31:.E170]))" office:value-type="float" office:value="117798" calcext:value-type="float">
            <text:p>117798</text:p>
          </table:table-cell>
          <table:table-cell table:formula="of:=[.G147]" office:value-type="float" office:value="12.1426472269473" calcext:value-type="float">
            <text:p>12.1426472269</text:p>
          </table:table-cell>
          <table:table-cell table:formula="of:=[.H$31]+ROUND(100*SUM([.G$31:.G170]))" office:value-type="float" office:value="176538" calcext:value-type="float">
            <text:p>176538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21:00:00</text:p>
          </table:table-cell>
          <table:table-cell table:formula="of:=[.C148]" office:value-type="float" office:value="13.6205687698358" calcext:value-type="float">
            <text:p>13.6205687698</text:p>
          </table:table-cell>
          <table:table-cell table:formula="of:=[.D$31]+ROUND(100*SUM([.C$31:.C171]))" office:value-type="float" office:value="236531" calcext:value-type="float">
            <text:p>236531</text:p>
          </table:table-cell>
          <table:table-cell table:formula="of:=[.E148]" office:value-type="float" office:value="6.52601353700662" calcext:value-type="float">
            <text:p>6.526013537</text:p>
          </table:table-cell>
          <table:table-cell table:formula="of:=[.F$31]+ROUND(100*SUM([.E$31:.E171]))" office:value-type="float" office:value="118758" calcext:value-type="float">
            <text:p>118758</text:p>
          </table:table-cell>
          <table:table-cell table:formula="of:=[.G148]" office:value-type="float" office:value="10.30339059317" calcext:value-type="float">
            <text:p>10.3033905932</text:p>
          </table:table-cell>
          <table:table-cell table:formula="of:=[.H$31]+ROUND(100*SUM([.G$31:.G171]))" office:value-type="float" office:value="177753" calcext:value-type="float">
            <text:p>177753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22:00:00</text:p>
          </table:table-cell>
          <table:table-cell table:formula="of:=[.C149]" office:value-type="float" office:value="11.9771248000692" calcext:value-type="float">
            <text:p>11.9771248001</text:p>
          </table:table-cell>
          <table:table-cell table:formula="of:=[.D$31]+ROUND(100*SUM([.C$31:.C172]))" office:value-type="float" office:value="237893" calcext:value-type="float">
            <text:p>237893</text:p>
          </table:table-cell>
          <table:table-cell table:formula="of:=[.E149]" office:value-type="float" office:value="5.33803391052101" calcext:value-type="float">
            <text:p>5.3380339105</text:p>
          </table:table-cell>
          <table:table-cell table:formula="of:=[.F$31]+ROUND(100*SUM([.E$31:.E172]))" office:value-type="float" office:value="119410" calcext:value-type="float">
            <text:p>119410</text:p>
          </table:table-cell>
          <table:table-cell table:formula="of:=[.G149]" office:value-type="float" office:value="7.16081887916975" calcext:value-type="float">
            <text:p>7.1608188792</text:p>
          </table:table-cell>
          <table:table-cell table:formula="of:=[.H$31]+ROUND(100*SUM([.G$31:.G172]))" office:value-type="float" office:value="178783" calcext:value-type="float">
            <text:p>178783</text:p>
          </table:table-cell>
          <table:table-cell/>
        </table:table-row>
        <table:table-row table:style-name="ro1">
          <table:table-cell office:value-type="string" calcext:value-type="string">
            <text:p>06/08/15</text:p>
          </table:table-cell>
          <table:table-cell office:value-type="string" calcext:value-type="string">
            <text:p>23:00:00</text:p>
          </table:table-cell>
          <table:table-cell table:formula="of:=[.C150]" office:value-type="float" office:value="9.56866246776776" calcext:value-type="float">
            <text:p>9.5686624678</text:p>
          </table:table-cell>
          <table:table-cell table:formula="of:=[.D$31]+ROUND(100*SUM([.C$31:.C173]))" office:value-type="float" office:value="239091" calcext:value-type="float">
            <text:p>239091</text:p>
          </table:table-cell>
          <table:table-cell table:formula="of:=[.E150]" office:value-type="float" office:value="0.0769812789420731" calcext:value-type="float">
            <text:p>0.0769812789</text:p>
          </table:table-cell>
          <table:table-cell table:formula="of:=[.F$31]+ROUND(100*SUM([.E$31:.E173]))" office:value-type="float" office:value="119944" calcext:value-type="float">
            <text:p>119944</text:p>
          </table:table-cell>
          <table:table-cell table:formula="of:=[.G150]" office:value-type="float" office:value="5.00868529846475" calcext:value-type="float">
            <text:p>5.0086852985</text:p>
          </table:table-cell>
          <table:table-cell table:formula="of:=[.H$31]+ROUND(100*SUM([.G$31:.G173]))" office:value-type="float" office:value="179499" calcext:value-type="float">
            <text:p>1794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7:22:30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7:27:00.595000000</dc:date>
    <meta:editing-duration>PT28M57S</meta:editing-duration>
    <meta:editing-cycles>5</meta:editing-cycles>
    <meta:generator>LibreOffice/4.3.4.1$Windows_x86 LibreOffice_project/bc356b2f991740509f321d70e4512a6a54c5f243</meta:generator>
    <meta:document-statistic meta:table-count="1" meta:cell-count="1265" meta:object-count="0"/>
  </office:meta>
</office:document-meta>
</file>